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end" style:justify-single-word="false"/>
      <style:text-properties fo:language="en" fo:country="US"/>
    </style:style>
    <style:style style:name="P5" style:family="paragraph" style:parent-style-name="Standard">
      <style:paragraph-properties fo:text-align="center" style:justify-single-word="false"/>
      <style:text-properties style:font-name="Times New Roman" fo:language="en" fo:country="US"/>
    </style:style>
    <style:style style:name="P6" style:family="paragraph" style:parent-style-name="Standard">
      <style:text-properties fo:font-size="14.5pt" fo:language="ro" fo:country="RO" style:font-size-asian="14.5pt"/>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text-properties style:font-name="Cambria" fo:font-size="14pt" fo:language="en" fo:country="US" fo:font-weight="bold" style:font-size-asian="14pt" style:font-weight-asian="bold" style:font-name-complex="F" style:font-size-complex="14pt" style:font-weight-complex="bold"/>
    </style:style>
    <style:style style:name="P10" style:family="paragraph" style:parent-style-name="Standard">
      <style:text-properties fo:language="ro" fo:country="RO"/>
    </style:style>
    <style:style style:name="P11" style:family="paragraph" style:parent-style-name="Standard">
      <style:text-properties fo:language="ro" fo:country="RO" officeooo:rsid="00204203" officeooo:paragraph-rsid="00204203"/>
    </style:style>
    <style:style style:name="P12" style:family="paragraph" style:parent-style-name="Standard">
      <style:text-properties fo:color="#000000" fo:font-size="10pt" style:font-size-asian="10pt" style:font-size-complex="10pt"/>
    </style:style>
    <style:style style:name="P13" style:family="paragraph" style:parent-style-name="Standard">
      <style:text-properties fo:color="#000000" fo:font-size="10pt" fo:language="en" fo:country="US" style:font-size-asian="10pt" style:font-size-complex="10pt"/>
    </style:style>
    <style:style style:name="P14" style:family="paragraph" style:parent-style-name="Standard">
      <style:paragraph-properties style:line-height-at-least="0.0799in"/>
      <style:text-properties fo:color="#000000" style:font-name="Consolas" fo:font-size="9.5pt" style:font-size-asian="9.5pt"/>
    </style:style>
    <style:style style:name="P15" style:family="paragraph" style:parent-style-name="Standard">
      <style:paragraph-properties style:line-height-at-least="0.0799in"/>
    </style:style>
    <style:style style:name="P16" style:family="paragraph" style:parent-style-name="Standard">
      <style:paragraph-properties fo:break-before="page"/>
      <style:text-properties fo:font-size="14.5pt" fo:language="ro" fo:country="RO" style:font-size-asian="14.5pt"/>
    </style:style>
    <style:style style:name="P17" style:family="paragraph" style:parent-style-name="Standard">
      <style:paragraph-properties fo:margin-left="0in" fo:margin-right="0in" fo:text-align="justify" style:justify-single-word="false" fo:text-indent="0.5102in" style:auto-text-indent="false"/>
    </style:style>
    <style:style style:name="P18" style:family="paragraph" style:parent-style-name="Standard" style:master-page-name="Standard">
      <style:paragraph-properties style:page-number="auto"/>
    </style:style>
    <style:style style:name="P19" style:family="paragraph" style:parent-style-name="Standard">
      <style:paragraph-properties fo:margin-left="0in" fo:margin-right="0in" fo:text-align="justify" style:justify-single-word="false" fo:text-indent="0.4898in" style:auto-text-indent="false"/>
    </style:style>
    <style:style style:name="P20" style:family="paragraph" style:parent-style-name="Standard">
      <style:paragraph-properties fo:margin-left="0in" fo:margin-right="0in" fo:text-align="justify" style:justify-single-word="false" fo:text-indent="0.5209in" style:auto-text-indent="false"/>
      <style:text-properties fo:language="en" fo:country="US"/>
    </style:style>
    <style:style style:name="P21" style:family="paragraph" style:parent-style-name="Standard">
      <style:paragraph-properties fo:margin-left="0in" fo:margin-right="0in" fo:text-align="justify" style:justify-single-word="false" fo:text-indent="0.5209in" style:auto-text-indent="false"/>
    </style:style>
    <style:style style:name="P22" style:family="paragraph" style:parent-style-name="Standard">
      <style:paragraph-properties fo:margin-left="0in" fo:margin-right="0in" fo:text-align="justify" style:justify-single-word="false" fo:text-indent="0.5209in" style:auto-text-indent="false"/>
      <style:text-properties fo:font-size="10pt" fo:language="en" fo:country="US" style:font-size-asian="10pt" style:font-size-complex="10pt"/>
    </style:style>
    <style:style style:name="P23" style:family="paragraph" style:parent-style-name="Standard">
      <style:paragraph-properties fo:margin-left="0in" fo:margin-right="0in" fo:margin-top="0.1665in" fo:margin-bottom="0.0835in" style:contextual-spacing="false" fo:text-align="justify" style:justify-single-word="false" fo:text-indent="0.5209in" style:auto-text-indent="false"/>
    </style:style>
    <style:style style:name="P24" style:family="paragraph" style:parent-style-name="Standard">
      <style:paragraph-properties fo:margin-top="0in" fo:margin-bottom="0.0835in" style:contextual-spacing="false"/>
      <style:text-properties fo:font-size="10pt" fo:language="en" fo:country="US" style:font-size-asian="10pt" style:font-size-complex="10pt"/>
    </style:style>
    <style:style style:name="P25" style:family="paragraph" style:parent-style-name="Standard">
      <style:paragraph-properties fo:margin-top="0in" fo:margin-bottom="0.139in" style:contextual-spacing="false" fo:line-height="115%" fo:orphans="2" fo:widows="2" fo:hyphenation-ladder-count="no-limit"/>
      <style:text-properties fo:hyphenate="false" fo:hyphenation-remain-char-count="2" fo:hyphenation-push-char-count="2"/>
    </style:style>
    <style:style style:name="P26" style:family="paragraph" style:parent-style-name="Text_20_body">
      <style:paragraph-properties fo:text-align="center" style:justify-single-word="false"/>
      <style:text-properties fo:language="ro" fo:country="RO"/>
    </style:style>
    <style:style style:name="P27" style:family="paragraph" style:parent-style-name="Text_20_body">
      <style:paragraph-properties fo:text-align="center" style:justify-single-word="false"/>
    </style:style>
    <style:style style:name="P28" style:family="paragraph" style:parent-style-name="Text_20_body">
      <style:text-properties fo:language="en" fo:country="US"/>
    </style:style>
    <style:style style:name="P29" style:family="paragraph" style:parent-style-name="Text_20_body">
      <style:paragraph-properties fo:text-align="end" style:justify-single-word="false"/>
      <style:text-properties fo:language="en" fo:country="US"/>
    </style:style>
    <style:style style:name="P30" style:family="paragraph" style:parent-style-name="Text_20_body">
      <style:text-properties fo:language="en" fo:country="US" officeooo:rsid="001f45ee" officeooo:paragraph-rsid="001f45ee"/>
    </style:style>
    <style:style style:name="P31" style:family="paragraph" style:parent-style-name="Text_20_body">
      <style:text-properties fo:language="en" fo:country="US" officeooo:rsid="001f5371" officeooo:paragraph-rsid="001f5371"/>
    </style:style>
    <style:style style:name="P32" style:family="paragraph" style:parent-style-name="Text_20_body">
      <style:paragraph-properties fo:text-align="end" style:justify-single-word="false"/>
    </style:style>
    <style:style style:name="P33" style:family="paragraph" style:parent-style-name="Text_20_body">
      <style:paragraph-properties fo:text-align="justify" style:justify-single-word="false"/>
    </style:style>
    <style:style style:name="P34" style:family="paragraph" style:parent-style-name="Text_20_body">
      <style:text-properties fo:font-size="10pt" fo:language="en" fo:country="US" style:font-size-asian="10pt" style:font-size-complex="10pt"/>
    </style:style>
    <style:style style:name="P35" style:family="paragraph" style:parent-style-name="Text_20_body" style:list-style-name="WWNum1"/>
    <style:style style:name="P36" style:family="paragraph" style:parent-style-name="Text_20_body">
      <style:text-properties officeooo:paragraph-rsid="001f5371"/>
    </style:style>
    <style:style style:name="P37" style:family="paragraph" style:parent-style-name="Text_20_body">
      <style:text-properties officeooo:rsid="00204203" officeooo:paragraph-rsid="00204203"/>
    </style:style>
    <style:style style:name="P38" style:family="paragraph" style:parent-style-name="Text_20_body">
      <style:paragraph-properties fo:margin-left="0in" fo:margin-right="0in" fo:text-indent="0.5in" style:auto-text-indent="false"/>
    </style:style>
    <style:style style:name="P39" style:family="paragraph" style:parent-style-name="Text_20_body">
      <style:paragraph-properties fo:margin-left="0in" fo:margin-right="0in" fo:text-indent="0.5in" style:auto-text-indent="false"/>
      <style:text-properties fo:font-size="10pt" fo:language="en" fo:country="US" style:font-size-asian="10pt" style:font-size-complex="10pt"/>
    </style:style>
    <style:style style:name="P40" style:family="paragraph" style:parent-style-name="Text_20_body">
      <style:paragraph-properties fo:margin-left="0in" fo:margin-right="0in" fo:text-indent="0.5in" style:auto-text-indent="false"/>
      <style:text-properties fo:language="en" fo:country="US"/>
    </style:style>
    <style:style style:name="P41" style:family="paragraph" style:parent-style-name="Text_20_body">
      <style:paragraph-properties fo:margin-left="0in" fo:margin-right="0in" fo:text-indent="0.5in" style:auto-text-indent="false" fo:break-before="page"/>
    </style:style>
    <style:style style:name="P42" style:family="paragraph" style:parent-style-name="Text_20_body">
      <style:paragraph-properties fo:margin-left="0in" fo:margin-right="0in" fo:text-indent="0.4898in" style:auto-text-indent="false"/>
    </style:style>
    <style:style style:name="P43" style:family="paragraph" style:parent-style-name="Text_20_body">
      <style:paragraph-properties fo:margin-left="0in" fo:margin-right="0in" fo:text-indent="0.4898in" style:auto-text-indent="false"/>
      <style:text-properties fo:font-size="10pt" fo:language="en" fo:country="US" style:font-size-asian="10pt" style:font-size-complex="10pt"/>
    </style:style>
    <style:style style:name="P44" style:family="paragraph" style:parent-style-name="Text_20_body">
      <style:paragraph-properties fo:margin-left="1.1665in" fo:margin-right="0in" fo:text-indent="0in" style:auto-text-indent="false"/>
    </style:style>
    <style:style style:name="P45" style:family="paragraph" style:parent-style-name="Heading_20_2">
      <style:text-properties fo:language="ro" fo:country="RO"/>
    </style:style>
    <style:style style:name="P46" style:family="paragraph" style:parent-style-name="Heading_20_2">
      <style:text-properties fo:language="ro" fo:country="RO" fo:font-weight="normal" style:font-weight-asian="normal" style:font-weight-complex="normal"/>
    </style:style>
    <style:style style:name="P47" style:family="paragraph" style:parent-style-name="Heading_20_2">
      <style:text-properties fo:language="ro" fo:country="RO" fo:font-weight="normal" officeooo:rsid="001f45ee" officeooo:paragraph-rsid="001f45ee" style:font-weight-asian="normal" style:font-weight-complex="normal"/>
    </style:style>
    <style:style style:name="P48" style:family="paragraph" style:parent-style-name="Heading_20_2">
      <style:paragraph-properties fo:margin-left="0in" fo:margin-right="0in" fo:text-align="justify" style:justify-single-word="false" fo:text-indent="0.5209in" style:auto-text-indent="false"/>
    </style:style>
    <style:style style:name="P49" style:family="paragraph" style:parent-style-name="Heading_20_2">
      <style:paragraph-properties fo:margin-left="0in" fo:margin-right="0in" fo:text-align="justify" style:justify-single-word="false" fo:text-indent="0.5209in" style:auto-text-indent="false"/>
      <style:text-properties style:font-name="Times New Roman" fo:language="en" fo:country="US"/>
    </style:style>
    <style:style style:name="P50" style:family="paragraph" style:parent-style-name="Heading_20_2">
      <style:paragraph-properties fo:margin-left="0in" fo:margin-right="0in" fo:text-align="justify" style:justify-single-word="false" fo:text-indent="0.5209in" style:auto-text-indent="false" fo:break-before="page"/>
    </style:style>
    <style:style style:name="P51" style:family="paragraph" style:parent-style-name="Heading_20_2">
      <style:paragraph-properties fo:break-before="page"/>
    </style:style>
    <style:style style:name="P52" style:family="paragraph" style:parent-style-name="Heading_20_1">
      <style:paragraph-properties fo:text-align="center" style:justify-single-word="false"/>
    </style:style>
    <style:style style:name="P53" style:family="paragraph" style:parent-style-name="Heading_20_1">
      <style:text-properties style:font-name="Times New Roman" fo:language="en" fo:country="US"/>
    </style:style>
    <style:style style:name="P54" style:family="paragraph" style:parent-style-name="Heading_20_1">
      <style:paragraph-properties fo:break-before="page"/>
    </style:style>
    <style:style style:name="P55" style:family="paragraph" style:parent-style-name="Heading_20_1">
      <style:paragraph-properties fo:margin-left="0in" fo:margin-right="0in" fo:text-align="justify" style:justify-single-word="false" fo:text-indent="0.5209in" style:auto-text-indent="false" fo:break-before="page"/>
    </style:style>
    <style:style style:name="P56" style:family="paragraph" style:parent-style-name="Heading_20_3">
      <style:paragraph-properties fo:margin-left="0in" fo:margin-right="0in" fo:text-align="justify" style:justify-single-word="false" fo:text-indent="0.5209in" style:auto-text-indent="false"/>
    </style:style>
    <style:style style:name="P57" style:family="paragraph" style:parent-style-name="Heading_20_3">
      <style:paragraph-properties fo:margin-left="0in" fo:margin-right="0in" fo:text-indent="0.4791in" style:auto-text-indent="false"/>
    </style:style>
    <style:style style:name="P58" style:family="paragraph" style:parent-style-name="Subtitle">
      <style:paragraph-properties fo:text-align="center" style:justify-single-word="false"/>
    </style:style>
    <style:style style:name="P59" style:family="paragraph" style:parent-style-name="Contents_20_Heading">
      <style:paragraph-properties fo:break-before="page"/>
    </style:style>
    <style:style style:name="P60" style:family="paragraph" style:parent-style-name="Contents_20_1">
      <style:paragraph-properties fo:margin-top="0in" fo:margin-bottom="0.0693in" style:contextual-spacing="false">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 style:position="6.9252in" style:type="right" style:leader-style="dotted" style:leader-text="."/>
        </style:tab-stops>
      </style:paragraph-properties>
    </style:style>
    <style:style style:name="P62" style:family="paragraph" style:parent-style-name="footnote_20_text" style:master-page-name="Converted3">
      <style:paragraph-properties style:page-number="auto"/>
    </style:style>
    <style:style style:name="P63" style:family="paragraph" style:parent-style-name="footnote_20_text" style:master-page-name="Converted4">
      <style:paragraph-properties style:page-number="auto"/>
    </style:style>
    <style:style style:name="P64" style:family="paragraph" style:parent-style-name="footnote_20_text" style:master-page-name="Converted8">
      <style:paragraph-properties style:page-number="auto"/>
    </style:style>
    <style:style style:name="P65" style:family="paragraph" style:parent-style-name="footnote_20_text" style:master-page-name="Converted12">
      <style:paragraph-properties style:page-number="auto"/>
    </style:style>
    <style:style style:name="P66" style:family="paragraph" style:parent-style-name="footnote_20_text" style:master-page-name="Converted16">
      <style:paragraph-properties style:page-number="auto"/>
    </style:style>
    <style:style style:name="P67" style:family="paragraph" style:parent-style-name="footnote_20_text" style:master-page-name="Converted20">
      <style:paragraph-properties style:page-number="auto"/>
    </style:style>
    <style:style style:name="P68" style:family="paragraph" style:parent-style-name="Footnote">
      <style:paragraph-properties fo:margin-top="0in" fo:margin-bottom="0.139in" style:contextual-spacing="false"/>
    </style:style>
    <style:style style:name="P69" style:family="paragraph" style:parent-style-name="Footnote" style:master-page-name="Converted5">
      <style:paragraph-properties fo:margin-top="0in" fo:margin-bottom="0.139in" style:contextual-spacing="false" style:page-number="auto"/>
    </style:style>
    <style:style style:name="P70" style:family="paragraph" style:parent-style-name="Footnote" style:master-page-name="Converted6">
      <style:paragraph-properties fo:margin-top="0in" fo:margin-bottom="0.139in" style:contextual-spacing="false" style:page-number="auto"/>
    </style:style>
    <style:style style:name="P71" style:family="paragraph" style:parent-style-name="Footnote" style:master-page-name="Converted7">
      <style:paragraph-properties fo:margin-top="0in" fo:margin-bottom="0.139in" style:contextual-spacing="false" style:page-number="auto"/>
    </style:style>
    <style:style style:name="P72" style:family="paragraph" style:parent-style-name="Footnote" style:master-page-name="Converted9">
      <style:paragraph-properties fo:margin-top="0in" fo:margin-bottom="0.139in" style:contextual-spacing="false" style:page-number="auto"/>
    </style:style>
    <style:style style:name="P73" style:family="paragraph" style:parent-style-name="Footnote" style:master-page-name="Converted10">
      <style:paragraph-properties fo:margin-top="0in" fo:margin-bottom="0.139in" style:contextual-spacing="false" style:page-number="auto"/>
    </style:style>
    <style:style style:name="P74" style:family="paragraph" style:parent-style-name="Footnote" style:master-page-name="Converted11">
      <style:paragraph-properties fo:margin-top="0in" fo:margin-bottom="0.139in" style:contextual-spacing="false" style:page-number="auto"/>
    </style:style>
    <style:style style:name="P75" style:family="paragraph" style:parent-style-name="Footnote" style:master-page-name="Converted13">
      <style:paragraph-properties fo:margin-top="0in" fo:margin-bottom="0.139in" style:contextual-spacing="false" style:page-number="auto"/>
    </style:style>
    <style:style style:name="P76" style:family="paragraph" style:parent-style-name="Footnote" style:master-page-name="Converted14">
      <style:paragraph-properties fo:margin-top="0in" fo:margin-bottom="0.139in" style:contextual-spacing="false" style:page-number="auto"/>
    </style:style>
    <style:style style:name="P77" style:family="paragraph" style:parent-style-name="Footnote" style:master-page-name="Converted15">
      <style:paragraph-properties fo:margin-top="0in" fo:margin-bottom="0.139in" style:contextual-spacing="false" style:page-number="auto"/>
    </style:style>
    <style:style style:name="P78" style:family="paragraph" style:parent-style-name="Footnote" style:master-page-name="Converted17">
      <style:paragraph-properties fo:margin-top="0in" fo:margin-bottom="0.139in" style:contextual-spacing="false" style:page-number="auto"/>
    </style:style>
    <style:style style:name="P79" style:family="paragraph" style:parent-style-name="Footnote" style:master-page-name="Converted18">
      <style:paragraph-properties fo:margin-top="0in" fo:margin-bottom="0.139in" style:contextual-spacing="false" style:page-number="auto"/>
    </style:style>
    <style:style style:name="P80" style:family="paragraph" style:parent-style-name="Footnote" style:master-page-name="Converted19">
      <style:paragraph-properties fo:margin-top="0in" fo:margin-bottom="0.139in" style:contextual-spacing="false" style:page-number="auto"/>
    </style:style>
    <style:style style:name="P81" style:family="paragraph" style:parent-style-name="Footnote" style:master-page-name="Converted21">
      <style:paragraph-properties fo:margin-top="0in" fo:margin-bottom="0.139in" style:contextual-spacing="false" style:page-number="auto"/>
    </style:style>
    <style:style style:name="P82" style:family="paragraph" style:parent-style-name="Footnote" style:master-page-name="Converted22">
      <style:paragraph-properties fo:margin-top="0in" fo:margin-bottom="0.139in" style:contextual-spacing="false" style:page-number="auto"/>
    </style:style>
    <style:style style:name="P83" style:family="paragraph" style:parent-style-name="Footnote" style:master-page-name="Converted23">
      <style:paragraph-properties fo:margin-top="0in" fo:margin-bottom="0.139in" style:contextual-spacing="false" style:page-number="auto"/>
    </style:style>
    <style:style style:name="T1" style:family="text">
      <style:text-properties fo:font-size="10.5pt" fo:language="en" fo:country="US" style:font-size-asian="10.5pt"/>
    </style:style>
    <style:style style:name="T2" style:family="text">
      <style:text-properties fo:font-size="10.5pt" fo:language="ro" fo:country="RO" style:font-size-asian="10.5pt"/>
    </style:style>
    <style:style style:name="T3" style:family="text">
      <style:text-properties fo:language="en" fo:country="US"/>
    </style:style>
    <style:style style:name="T4" style:family="text">
      <style:text-properties fo:language="en" fo:country="US" officeooo:rsid="001f5371"/>
    </style:style>
    <style:style style:name="T5" style:family="text">
      <style:text-properties fo:font-size="13.5pt" fo:language="en" fo:country="US" style:font-size-asian="13.5pt"/>
    </style:style>
    <style:style style:name="T6" style:family="text">
      <style:text-properties fo:font-size="18pt" fo:language="en" fo:country="US" style:font-size-asian="18pt"/>
    </style:style>
    <style:style style:name="T7" style:family="text">
      <style:text-properties fo:language="ro" fo:country="RO"/>
    </style:style>
    <style:style style:name="T8" style:family="text">
      <style:text-properties fo:language="ro" fo:country="RO" fo:font-weight="bold" style:font-weight-asian="bold"/>
    </style:style>
    <style:style style:name="T9" style:family="text">
      <style:text-properties fo:language="ro" fo:country="RO" fo:font-weight="normal" style:font-weight-asian="normal" style:font-weight-complex="normal"/>
    </style:style>
    <style:style style:name="T10" style:family="text">
      <style:text-properties fo:language="ro" fo:country="RO" fo:font-style="italic" style:font-style-asian="italic"/>
    </style:style>
    <style:style style:name="T11" style:family="text">
      <style:text-properties fo:color="#000000" fo:language="ro" fo:country="RO"/>
    </style:style>
    <style:style style:name="T12" style:family="text">
      <style:text-properties fo:color="#000000" fo:font-size="14pt" fo:language="ro" fo:country="RO" fo:font-weight="bold" style:font-size-asian="14pt" style:font-weight-asian="bold"/>
    </style:style>
    <style:style style:name="T13" style:family="text">
      <style:text-properties fo:color="#000000" fo:font-size="10pt" style:font-size-asian="10pt" style:font-size-complex="10pt"/>
    </style:style>
    <style:style style:name="T14" style:family="text">
      <style:text-properties fo:color="#000000" fo:font-size="10pt" fo:language="en" fo:country="US" style:font-size-asian="10pt" style:font-size-complex="10pt"/>
    </style:style>
    <style:style style:name="T15" style:family="text">
      <style:text-properties fo:color="#000000" style:font-name="Consolas" fo:font-size="9.5pt" fo:language="ro" fo:country="RO" fo:font-weight="normal" style:font-size-asian="9.5pt" style:font-weight-asian="normal" style:font-weight-complex="normal"/>
    </style:style>
    <style:style style:name="T16" style:family="text">
      <style:text-properties fo:color="#000000" style:font-name="Consolas" fo:font-size="9.5pt" style:font-size-asian="9.5pt"/>
    </style:style>
    <style:style style:name="T17" style:family="text">
      <style:text-properties fo:color="#463a7f" fo:font-size="14pt" fo:language="ro" fo:country="RO" style:font-size-asian="14pt"/>
    </style:style>
    <style:style style:name="T18" style:family="text">
      <style:text-properties style:font-name="Times New Roman"/>
    </style:style>
    <style:style style:name="T19" style:family="text">
      <style:text-properties style:font-name="Times New Roman" fo:language="en" fo:country="US"/>
    </style:style>
    <style:style style:name="T20" style:family="text">
      <style:text-properties fo:font-size="10pt" fo:language="en" fo:country="US" style:font-size-asian="10pt" style:font-size-complex="10pt"/>
    </style:style>
    <style:style style:name="T21" style:family="text">
      <style:text-properties fo:font-size="10pt" fo:language="en" fo:country="US" fo:font-weight="bold" style:font-size-asian="10pt" style:font-weight-asian="bold" style:font-size-complex="10pt" style:font-weight-complex="bold"/>
    </style:style>
    <style:style style:name="T22" style:family="text">
      <style:text-properties fo:font-size="10pt" fo:language="en" fo:country="US" fo:font-style="italic" style:font-size-asian="10pt" style:font-style-asian="italic" style:font-size-complex="10pt" style:font-style-complex="italic"/>
    </style:style>
    <style:style style:name="T23" style:family="text">
      <style:text-properties fo:font-size="10pt" style:font-size-asian="10pt" style:font-size-complex="10pt"/>
    </style:style>
    <style:style style:name="T24" style:family="text">
      <style:text-properties fo:font-size="10pt" fo:language="ro" fo:country="RO" style:font-size-asian="10pt" style:font-size-complex="10pt"/>
    </style:style>
    <style:style style:name="T25" style:family="text">
      <style:text-properties fo:color="#0000ff" fo:font-size="10pt" style:font-size-asian="10pt" style:font-size-complex="10pt"/>
    </style:style>
    <style:style style:name="T26" style:family="text">
      <style:text-properties fo:color="#0000ff" fo:font-size="10pt" fo:language="en" fo:country="US" style:font-size-asian="10pt" style:font-size-complex="10pt"/>
    </style:style>
    <style:style style:name="T27" style:family="text">
      <style:text-properties fo:color="#0000ff" style:font-name="Consolas" fo:font-size="9.5pt" fo:language="ro" fo:country="RO" fo:font-weight="normal" style:font-size-asian="9.5pt" style:font-weight-asian="normal" style:font-weight-complex="normal"/>
    </style:style>
    <style:style style:name="T28" style:family="text">
      <style:text-properties fo:color="#0000ff" style:font-name="Consolas" fo:font-size="9.5pt" style:font-size-asian="9.5pt"/>
    </style:style>
    <style:style style:name="T29" style:family="text">
      <style:text-properties fo:color="#2b91af" fo:font-size="10pt" style:font-size-asian="10pt" style:font-size-complex="10pt"/>
    </style:style>
    <style:style style:name="T30" style:family="text">
      <style:text-properties fo:color="#2b91af" fo:font-size="10pt" fo:language="en" fo:country="US" style:font-size-asian="10pt" style:font-size-complex="10pt"/>
    </style:style>
    <style:style style:name="T31" style:family="text">
      <style:text-properties fo:color="#2b91af" style:font-name="Consolas" fo:font-size="9.5pt" style:font-size-asian="9.5pt"/>
    </style:style>
    <style:style style:name="T32" style:family="text">
      <style:text-properties style:font-name="Consolas" fo:font-size="9.5pt" fo:language="ro" fo:country="RO" fo:font-weight="normal" style:font-size-asian="9.5pt" style:font-weight-asian="normal" style:font-weight-complex="normal"/>
    </style:style>
    <style:style style:name="T33" style:family="text">
      <style:text-properties fo:color="#a31515" style:font-name="Consolas" fo:font-size="9.5pt" style:font-size-asian="9.5pt"/>
    </style:style>
    <style:style style:name="T34" style:family="text">
      <style:text-properties officeooo:rsid="001f537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text:span text:style-name="T1">UNIVERSITATEA </text:span></text:p>
      <text:p text:style-name="P1"><text:span text:style-name="T1">ALEXANDRU IOAN CUZA IAŞI</text:span></text:p>
      <text:p text:style-name="P1"><text:span text:style-name="T5">FACULTATEA DE </text:span></text:p>
      <text:p text:style-name="P1"><text:span text:style-name="T5">INFORMATICĂ</text:span></text:p>
      <text:p text:style-name="P3"/>
      <text:p text:style-name="P2"/>
      <text:p text:style-name="P2"/>
      <text:p text:style-name="P2"/>
      <text:p text:style-name="P2"/>
      <text:p text:style-name="P1"><text:span text:style-name="T6">LUCRARE DE LICENŢĂ</text:span></text:p>
      <text:p text:style-name="P2"/>
      <text:p text:style-name="P5"/>
      <text:p text:style-name="P52"><text:bookmark-start text:name="__RefHeading__1025_546443025"/><text:span text:style-name="T3">Code Refractor</text:span><text:bookmark-end text:name="__RefHeading__1025_546443025"/></text:p>
      <text:p text:style-name="P58"><text:span text:style-name="T3">Compilation and optimization of</text:span></text:p>
      <text:p text:style-name="P58"><text:span text:style-name="T3">Stack Virtual Machines</text:span></text:p>
      <text:p text:style-name="P3"/>
      <text:p text:style-name="P26"/>
      <text:p text:style-name="P27"><text:span text:style-name="T7">Proposed by</text:span></text:p>
      <text:p text:style-name="P27"><text:span text:style-name="T8">Khlud Ciprian </text:span></text:p>
      <text:p text:style-name="P26"/>
      <text:p text:style-name="P27"><text:span text:style-name="T7">Sesiunea: iunie, 2014</text:span></text:p>
      <text:p text:style-name="P26"/>
      <text:p text:style-name="P27"><text:span text:style-name="T7">Scientific coordinator</text:span></text:p>
      <text:p text:style-name="P27"><text:span text:style-name="T11">Professor, PhD </text:span><text:span text:style-name="T12">Ferucio Laurentiu Țiplea</text:span><text:span text:style-name="T17"> </text:span></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1"><text:span text:style-name="T3">This page is intentionally left blank</text:span></text:p>
      <text:p text:style-name="P6"/>
      <text:p text:style-name="P16"/>
      <text:p text:style-name="P6"/>
      <text:p text:style-name="P6"/>
      <text:p text:style-name="Heading_20_1"><text:bookmark-start text:name="__RefHeading__1027_546443025"/><text:span text:style-name="T7">Claim about originality and respecting intelectual property and copyright</text:span><text:bookmark-end text:name="__RefHeading__1027_546443025"/></text:p>
      <text:p text:style-name="P6"/>
      <text:p text:style-name="P17"><text:span text:style-name="T2">With present paper I submit that the Barchelor's paper, </text:span><text:span text:style-name="T1">“</text:span><text:span text:style-name="T2">Code Refractor - Compilation and optimization of </text:span></text:p>
      <text:p text:style-name="P17"><text:span text:style-name="T2">Stack Virtual Machines</text:span><text:span text:style-name="T3">” is written entirely by me and it was never presented to any other faculty or other institution for higher level of education in Romania or any other country. I also claim, that all claims, even the ones taken from internet, are clearly described in this work, with respecting rules of avoiding the plagiarism:</text:span></text:p>
      <text:p text:style-name="P17"><text:span text:style-name="T3">- all the fragments of text are exactly reproduced, even if they are translated from another language, they are written in quotes and they keep an exact reference to the source</text:span></text:p>
      <text:p text:style-name="P17"><text:span text:style-name="T3">- paraphrasing in my own worlds of written texts to another authors keep an exact reference to the source;</text:span></text:p>
      <text:p text:style-name="P17"><text:span text:style-name="T3">- source code, source images, etc.taken from open-source projects or another sources are used in accord with the copyright laws and it keeps direct references</text:span></text:p>
      <text:p text:style-name="P17"><text:span text:style-name="T3">- the summary of ideas of other authors keeps exact reference to original text</text:span></text:p>
      <text:p text:style-name="P2"/>
      <text:p text:style-name="P2"/>
      <text:p text:style-name="P2"/>
      <text:p text:style-name="Standard"><text:span text:style-name="T3">Iassy, &lt;today&gt;</text:span></text:p>
      <text:p text:style-name="P2"/>
      <text:p text:style-name="P8"><text:span text:style-name="T3">Graduating student Khlud Ciprian</text:span></text:p>
      <text:p text:style-name="P4"/>
      <text:p text:style-name="P8"><text:span text:style-name="T3">____________________ <text:s text:c="7"/></text:span></text:p>
      <text:p text:style-name="P8"><text:span text:style-name="T3">(original signature) <text:s text:c="9"/></text:span></text:p>
      <text:p text:style-name="P2"/>
      <text:p text:style-name="P54"><text:bookmark-start text:name="__RefHeading__1128_285222755"/><text:bookmark text:name="_Toc365391372"/><text:span text:style-name="T19">Declaration of acceptance</text:span><text:bookmark-end text:name="__RefHeading__1128_285222755"/></text:p>
      <text:p text:style-name="P2"/>
      <text:p text:style-name="Standard"><text:span text:style-name="T3">I claim that I agree that the Bachelor’s paper with title: “Code Refractor: Compilation and optimization of stack-based virtual machines“, the source code of the programs and the other third party content (graphs, multimedia, input data, etc.) that come with this paper to be used by the Faculty of Informatics.</text:span></text:p>
      <text:p text:style-name="P2"/>
      <text:p text:style-name="Standard"><text:span text:style-name="T3">Also, I agree that Faculty of Informatics from University “Alexandru Ioan Cuza” Iassy to use, change, copy and distribute under noncommercial ways the programs, executables and sources, written by me as part of this Bachelor’s paper. </text:span></text:p>
      <text:p text:style-name="P2"/>
      <text:p text:style-name="P2"/>
      <text:p text:style-name="Standard"><text:span text:style-name="T3">Iassy, &lt;today&gt;</text:span></text:p>
      <text:p text:style-name="P2"/>
      <text:p text:style-name="P8"><text:span text:style-name="T3">Graduating student Khlud Ciprian</text:span></text:p>
      <text:p text:style-name="P4"/>
      <text:p text:style-name="P8"><text:span text:style-name="T3">____________________ <text:s text:c="7"/></text:span></text:p>
      <text:p text:style-name="P8"><text:span text:style-name="T3">(original signature) <text:s text:c="9"/></text:span></text:p>
      <text:p text:style-name="P2"/>
      <text:p text:style-name="P2"/>
      <text:p text:style-name="P53"/>
      <text:p text:style-name="P9"/>
      <text:p text:style-name="P54"><text:bookmark-start text:name="__RefHeading__1029_546443025"/><text:span text:style-name="T3">Agreement about rights of ownership</text:span><text:bookmark-end text:name="__RefHeading__1029_546443025"/></text:p>
      <text:p text:style-name="P28"/>
      <text:p text:style-name="Text_20_body"><text:span text:style-name="T3">Faculty of Informatics agrees that the copyright of computer programs, executable or source code to belong to the author of the present paper, Khlud Ciprian.</text:span></text:p>
      <text:p text:style-name="P28"/>
      <text:p text:style-name="Text_20_body"><text:span text:style-name="T3">This agreement is important for the following reasons:</text:span></text:p>
      <text:p text:style-name="Text_20_body"><text:span text:style-name="T3">- the Code Refractor compiler front-end, initial middle-end design and the backend (code generator) is under GPL version 2+, a license which is owned by the Free Software Foundation. As author of CodeRefractor, I (Khlud Ciprian) allow the version on the time of submitting of the Bachelor’s paper to be submitted under a license that fits the University's needs, but the Code Refractor as is remains Free Software under Free Software Definition of GPL2 or any newer versions;</text:span></text:p>
      <text:p text:style-name="Text_20_body"><text:span text:style-name="T3">- Code Refractor's runtime library is under MIT/X11 license, a liberal license which allows public modification. Because Code Refractor's is public domain (even I'm the author of it), the public version at the time of publishing the Bachelor’s paper can be used for University's needs, but Code Refractor's runtime library cannot be bind under any proprietary license that does not allow public domain changing, including but not limited to, commercial needs</text:span></text:p>
      <text:p text:style-name="P28"/>
      <text:p text:style-name="Text_20_body"><text:span text:style-name="T3">Ia</text:span><text:span text:style-name="T7">și</text:span><text:span text:style-name="T3">, &lt;today&gt;</text:span></text:p>
      <text:p text:style-name="P28"/>
      <text:p text:style-name="Text_20_body"><text:span text:style-name="T3">Dean, </text:span></text:p>
      <text:p text:style-name="P32"><text:span text:style-name="T3">Khlud Ciprian</text:span></text:p>
      <text:p text:style-name="Text_20_body"><text:span text:style-name="T3">_____________________</text:span></text:p>
      <text:p text:style-name="P32"><text:span text:style-name="T3">__________________</text:span></text:p>
      <text:p text:style-name="P29"/>
      <text:p text:style-name="P59"><text:span text:style-name="T3">Table of Contents</text:span></text:p>
      <text:p text:style-name="P2"/>
      <text:p text:style-name="Standard"/>
      <text:p text:style-name="Standard"/>
      <text:p text:style-name="Standard"/>
      <text:p text:style-name="Standard"/>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section text:style-name="Sect1" text:name="TextSection">
        <text:p text:style-name="Text_20_body"/>
        <text:p text:style-name="Standard"/>
      </text:section>
      <text:section text:style-name="Sect1" text:name="Section1">
        <text:p text:style-name="Text_20_body"/>
        <text:p text:style-name="Standard"/>
        <text:p text:style-name="Standard"/>
      </text:section>
      <text:section text:style-name="Sect1" text:name="Section2">
        <text:p text:style-name="Text_20_body"/>
        <text:p text:style-name="Standard"/>
        <text:p text:style-name="Standard"/>
        <text:p text:style-name="Standard"/>
      </text:section>
      <text:section text:style-name="Sect1" text:name="Section3">
        <text:p text:style-name="P61"><text:a xlink:type="simple" xlink:href="#__RefHeading__1039_546443025"/></text:p>
        <text:p text:style-name="Standard"/>
        <text:p text:style-name="Standard"/>
        <text:p text:style-name="Standard"/>
        <text:p text:style-name="Standard"/>
      </text:section>
      <text:section text:style-name="Sect1" text:name="Section4">
        <text:p text:style-name="P61"/>
        <text:p text:style-name="Standard"/>
        <text:p text:style-name="Standard"/>
        <text:p text:style-name="Standard"/>
        <text:p text:style-name="Standard"/>
        <text:p text:style-name="Standard"/>
      </text:section>
      <text:section text:style-name="Sect1" text:name="Section6">
        <text:p text:style-name="P33"><text:soft-page-break/></text:p>
        <text:p text:style-name="P54"><text:bookmark-start text:name="__RefHeading__1130_285222755"/><text:bookmark text:name="_Toc365391373"/><text:span text:style-name="T19">0. Introduction</text:span><text:bookmark-end text:name="__RefHeading__1130_285222755"/></text:p>
        <text:p text:style-name="Heading_20_2"><text:bookmark-start text:name="__RefHeading__1031_546443025"/><text:bookmark text:name="_Toc365391374"/><text:span text:style-name="T3">0.1. Abstract</text:span><text:bookmark-end text:name="__RefHeading__1031_546443025"/></text:p>
        <text:p text:style-name="P2"/>
        <text:p text:style-name="P19"><text:span text:style-name="T20">Virtual machines implement various techniques like interpretation, Just-in-time (JIT) compilation or Ahead-Of-Time (AOT) compilation. This project proposes a method of AOT compilation using the host CIL virtual machine (also known as .Net ™ virtual machine) and using a standard C++ compiler (C++ 11) to give the same semantics and in the meantime to also improve performance offering a full compilation step, and in the very same time to remove the dependency to the host virtual machine. </text:span></text:p>
        <text:p text:style-name="P19"><text:span text:style-name="T24">A similar technique could be implemented in a JVM (Java Virtual Machine), but CIL is in more ways advanced, because the CIL opcodes do not specify types, and the CIL Virtual Machine (VM) will have to infer based on context. <text:s/></text:span></text:p>
        <text:p text:style-name="P11"/>
        <text:p text:style-name="Heading_20_2"><text:bookmark-start text:name="__RefHeading__1033_546443025"/><text:bookmark text:name="_Toc365391375"/><text:span text:style-name="T3">0.2. Introduction</text:span><text:bookmark-end text:name="__RefHeading__1033_546443025"/></text:p>
        <text:p text:style-name="P10"/>
        <text:p text:style-name="P19"><text:span text:style-name="T20">An advanced (optimizing) compiler is split into following steps:</text:span></text:p>
        <text:p text:style-name="P19"><text:span text:style-name="T20">- scanning (sometimes named tokenization);</text:span></text:p>
        <text:p text:style-name="P19"><text:span text:style-name="T20">- parsing (which generates an AST tree);</text:span></text:p>
        <text:p text:style-name="P19"><text:soft-page-break/><text:span text:style-name="T20">- semantic analysis;</text:span></text:p>
        <text:p text:style-name="P19"><text:span text:style-name="T20">- transformation of AST tree to intermediate representation (IR) which defines all operations of the source program into a small steps, that can be easily understood what they do;</text:span></text:p>
        <text:p text:style-name="P19"><text:span text:style-name="T20">- optimization steps which consist into various visitors of the IR and they rewrite the IR into an equivalent, but a bit more efficient more form of the defined operations;</text:span></text:p>
        <text:p text:style-name="P19"><text:span text:style-name="T20">- IR is visited and written into a “low level representation” like Assembly language, or binary form. A critical part of this part, is to find a good way to use the minimum resources (mostly CPU registers).</text:span></text:p>
        <text:p text:style-name="P19"><text:soft-page-break/><text:span text:style-name="T20">This project will show a way to write an optimizing compiler against virtual machines, and focusing for correctness, performance and simplicity of understanding of the code. Also, in this introduction, the reader is informed how a virtual machine works, and how to map most operations into a low level implementation.</text:span></text:p>
        <text:p text:style-name="P19"><text:span text:style-name="T20">A virtual machine like Java (JVM = Java Virtual Machine) or .Net executes “on demand” an intermediate form (look earlier for IR), named “bytecode”. This bytecode describes the original semantic of the original Java written language (in Java world) or C# (Vb.Net, Boo, F#, etc. in .Net technologies). </text:span></text:p>
        <text:p text:style-name="P19"><text:span text:style-name="T20">If any user wants to get a better performing application, would likely want to get an efficient compiler to evaluate its program. Historically there are many approaches in literature:</text:span></text:p>
        <text:p text:style-name="P19"><text:soft-page-break/><text:span text:style-name="T20">- Java’s HotSpot: is a JIT compiler which will compile “hot” parts of the program. This is great for some programs which benefit from this dynamic evaluation, but sometimes the startup time is a direct consequence of this approach, as some parts of the code are interpreted and profiled before knowing which parts are hot</text:span></text:p>
        <text:p text:style-name="P19"><text:span text:style-name="T20">- another approach is done by Excelsior Jet</text:span><text:span text:style-name="T20"><text:note text:id="ftn1" text:note-class="footnote"><text:note-citation>1</text:note-citation><text:note-body><text:section text:style-name="Sect1" text:name="Section5"><text:p text:style-name="P62"><text:span text:style-name="footnote_20_reference"><text:tab/><text:tab/><text:tab/><text:tab/></text:span> <text:a xlink:type="simple" xlink:href="http://www.excelsior-usa.com/jet.html"><text:span text:style-name="Internet_20_link">http://www.excelsior-usa.com/jet.html</text:span></text:a> </text:p></text:section><text:p text:style-name="P68"/><text:p text:style-name="P68"/><text:p text:style-name="P68"/><text:p text:style-name="Footnote"/></text:note-body></text:note></text:span><text:span text:style-name="T20">, which (even is not fully documented how it works, being a proprietary product), but it looks that it compiles every bytecodes into an intermediate representation, and based on your feature choice based on the bought edition, you will have enabled more or less optimizations. It also looks that their static compiler is written in Java (the controls look like written in Swing, and at least once in the evaluation version, I've got Java exception in compilation)</text:span></text:p>
        <text:p text:style-name="P19"><text:span text:style-name="T20">- RoboVM</text:span><text:span text:style-name="T20"><text:note text:id="ftn2" text:note-class="footnote"><text:note-citation>2</text:note-citation><text:note-body><text:p text:style-name="P63"><text:span text:style-name="footnote_20_reference"><text:tab/><text:tab/><text:tab/><text:tab/></text:span> <text:a xlink:type="simple" xlink:href="http://www.robovm.org/"><text:span text:style-name="Internet_20_link">http://www.robovm.org/</text:span></text:a></text:p><text:p text:style-name="P69"/><text:p text:style-name="P70"/><text:p text:style-name="P71"/><text:p text:style-name="Footnote"/></text:note-body></text:note></text:span><text:span text:style-name="T20"> and GCJ</text:span><text:span text:style-name="T20"><text:note text:id="ftn3" text:note-class="footnote"><text:note-citation>3</text:note-citation><text:note-body><text:p text:style-name="P64"><text:span text:style-name="footnote_20_reference"><text:tab/><text:tab/><text:tab/><text:tab/></text:span> <text:a xlink:type="simple" xlink:href="http://gcc.gnu.org/java/"><text:span text:style-name="Internet_20_link">http://gcc.gnu.org/java/</text:span></text:a> </text:p><text:p text:style-name="P72"/><text:p text:style-name="P73"/><text:p text:style-name="P74"/><text:p text:style-name="Footnote"/></text:note-body></text:note></text:span><text:span text:style-name="T20"> both read the Java bytecodes and rewrite it directly into an optimizing compiler backend (RoboVM into LLVM bytecodes, GCJ into GCC's GIMPLE bytecodes)</text:span></text:p>
        <text:p text:style-name="P19"><text:soft-page-break/><text:span text:style-name="T20">- Mono</text:span><text:span text:style-name="T20"><text:note text:id="ftn4" text:note-class="footnote"><text:note-citation>4</text:note-citation><text:note-body><text:p text:style-name="P65"><text:span text:style-name="footnote_20_reference"><text:tab/><text:tab/><text:tab/><text:tab/></text:span> <text:a xlink:type="simple" xlink:href="http://www.mono-project.com/Main_Page"><text:span text:style-name="Internet_20_link">http://www.mono-project.com/Main_Page</text:span></text:a> </text:p><text:p text:style-name="P75"/><text:p text:style-name="P76"/><text:p text:style-name="P77"/><text:p text:style-name="Footnote"/></text:note-body></text:note></text:span><text:span text:style-name="T20"> has two Ahead-of-time compilers, one is their made LinearIR</text:span><text:span text:style-name="T20"><text:note text:id="ftn5" text:note-class="footnote"><text:note-citation>5</text:note-citation><text:note-body><text:p text:style-name="P66"><text:span text:style-name="footnote_20_reference"><text:tab/><text:tab/><text:tab/><text:tab/></text:span> <text:a xlink:type="simple" xlink:href="http://mono-project.com/Linear_IR"><text:span text:style-name="Internet_20_link">http://mono-project.com/Linear_IR</text:span></text:a> </text:p><text:p text:style-name="P78"/><text:p text:style-name="P79"/><text:p text:style-name="P80"/><text:p text:style-name="Footnote"/></text:note-body></text:note></text:span><text:span text:style-name="T20"> (their “optimizing framework”) which is fast, and another one slow, which writes into LLVM bytecodes</text:span></text:p>
        <text:p text:style-name="P19"><text:span text:style-name="T20">For practical reasons, if a person wants to implement a full virtual machine specification, will have to implement tens to hundreds of bytecode instructions that are defined by the virtual machine, to make possible to execute average or a bit bigger than “Hello world” but also it shouldn't implement all (but as not all instructions are implemented it will make it a non-conformant virtual machine).</text:span></text:p>
        <text:p text:style-name="P19"><text:span text:style-name="T20">This thesis describes the implementation of a nonconforming Ahead-of-time compiler for CIL instruction set virtual machine of instruction set, and will try to use practical approaches to make it easy to be studied, extended and to make possible to give both a good performance of the final code and a fairly decent compatibility, regardless of virtual machine versions.</text:span></text:p>
        <text:p text:style-name="P55"><text:bookmark-start text:name="__RefHeading__1132_285222755"/><text:bookmark text:name="_Toc365391376"/><text:span text:style-name="T19">1. AOT description and evaluation</text:span><text:bookmark-end text:name="__RefHeading__1132_285222755"/></text:p>
        <text:p text:style-name="P20"/>
        <text:p text:style-name="P21"><text:span text:style-name="T20">There are many parts in implementing a virtual machine, but before starting this, is better to describe what a virtual machine does in between the bytecode and the final executing code.</text:span></text:p>
        <text:p text:style-name="P20"/>
        <text:p text:style-name="P48"><text:bookmark-start text:name="__RefHeading__1134_285222755"/><text:bookmark text:name="_Toc365391377"/><text:span text:style-name="T19">1.1. Stack based Virtual Machines Overview</text:span><text:bookmark-end text:name="__RefHeading__1134_285222755"/></text:p>
        <text:p text:style-name="P56"><text:bookmark-start text:name="__RefHeading__1136_285222755"/><text:bookmark text:name="_Toc365391378"/><text:span text:style-name="T19">1.1.1. Execution model</text:span><text:bookmark-end text:name="__RefHeading__1136_285222755"/></text:p>
        <text:p text:style-name="P21"><text:span text:style-name="T20">A Java and .Net VMs would do the following:</text:span></text:p>
        <text:p text:style-name="P21"><text:span text:style-name="T20">- would start reading your entry method;</text:span></text:p>
        <text:p text:style-name="P21"><text:span text:style-name="T20">- right after that will read the bytecode as operations;</text:span></text:p>
        <text:p text:style-name="P21"><text:span text:style-name="T20">- depending of the design, will start executing that method up-to when will hit another method,</text:span></text:p>
        <text:p text:style-name="P21"><text:span text:style-name="T20">- if this method was never compiled before, this method will be read too and executed recursively</text:span></text:p>
        <text:p text:style-name="P21"><text:span text:style-name="T20">- if the method is compiled before, the method is executed normally, and the virtual machine will put guards around areas that can give exceptions or execute another method (named trampolines)</text:span></text:p>
        <text:p text:style-name="P20"/>
        <text:p text:style-name="P56"><text:bookmark-start text:name="__RefHeading__1138_285222755"/><text:bookmark text:name="_Toc365391379"/><text:span text:style-name="T19">1.1.2. Memory model</text:span><text:bookmark-end text:name="__RefHeading__1138_285222755"/></text:p>
        <text:p text:style-name="P21"><text:span text:style-name="T20">Virtual machines do implement a garbage collector, which means, through other things that memory is cleared (collected) periodically if is not reachable from other pointers. </text:span></text:p>
        <text:p text:style-name="P20"/>
        <text:p text:style-name="P56"><text:bookmark-start text:name="__RefHeading__1140_285222755"/><text:bookmark text:name="_Toc365391380"/><text:span text:style-name="T19">1.1.3. Compilation model</text:span><text:bookmark-end text:name="__RefHeading__1140_285222755"/></text:p>
        <text:p text:style-name="P21"><text:span text:style-name="T20">All stack based virtual machines, if they compile the method, they will compile not the bytecode directly, but they will make more optimizations on the intermediate reprezentation (IR). Also this form is later converted into binary object code, and this code is executed. These optimizations are limited in scope because the compilation happens interactively with running application. This mostly means, that the Register Allocation step is not optimal (for example in HotSpt Client version is using Linear Scan Allocator)</text:span></text:p>
        <text:p text:style-name="P20"/>
        <text:p text:style-name="P56"><text:bookmark-start text:name="__RefHeading__1142_285222755"/><text:bookmark text:name="_Toc365391381"/><text:span text:style-name="T19">1.1.4. “Stack Based” versus “Register based” instruction set</text:span><text:bookmark-end text:name="__RefHeading__1142_285222755"/></text:p>
        <text:p text:style-name="P21"><text:soft-page-break/><text:span text:style-name="T20">This means that operations between various entities are defined using an “evaluator stack” which means that instructions to be executed, they have to to read the last states (or to write them) before being able to define them.</text:span></text:p>
        <text:p text:style-name="P21"><text:span text:style-name="T20">In a stack based code, even for simplest operations like:</text:span></text:p>
        <text:p text:style-name="P21"><text:span text:style-name="T23">int a = 5; </text:span></text:p>
        <text:p text:style-name="P21"><text:span text:style-name="T20">int b = 3;</text:span></text:p>
        <text:p text:style-name="P21"><text:span text:style-name="T20">int c = a + b;</text:span></text:p>
        <text:p text:style-name="P21"><text:span text:style-name="T20">The code at the bytecode level is:</text:span></text:p>
        <text:p text:style-name="P21"><text:span text:style-name="T20">1. push int 5</text:span></text:p>
        <text:p text:style-name="P21"><text:span text:style-name="T20">2. pop value from stack into “a”</text:span></text:p>
        <text:p text:style-name="P21"><text:span text:style-name="T20">3. push int 3</text:span></text:p>
        <text:p text:style-name="P21"><text:span text:style-name="T20">4. pop value from stack into “b”</text:span></text:p>
        <text:p text:style-name="P21"><text:span text:style-name="T20">5. push 'a'</text:span></text:p>
        <text:p text:style-name="P21"><text:span text:style-name="T20">6. push 'b'</text:span></text:p>
        <text:p text:style-name="P21"><text:span text:style-name="T20">7. add top two values on stack</text:span></text:p>
        <text:p text:style-name="P21"><text:span text:style-name="T20">8. pop value from stack into “c”</text:span></text:p>
        <text:p text:style-name="P22"/>
        <text:p text:style-name="P22"/>
        <text:p text:style-name="P21"><text:span text:style-name="T20">A register based virtual machine has a already allocated number or local variables, named “registers” and the assignments of the operations, will not use stack as evaluator state, but the instructions will use the register index as source of data. </text:span></text:p>
        <text:p text:style-name="P21"><text:span text:style-name="T20">In a “register based” VM the code would be like following:</text:span></text:p>
        <text:p text:style-name="P21"><text:span text:style-name="T20">1. set reg_0 5</text:span></text:p>
        <text:p text:style-name="P21"><text:span text:style-name="T20">2. set into 'a' reg_0</text:span></text:p>
        <text:p text:style-name="P21"><text:span text:style-name="T20">3. set reg_1 3 </text:span></text:p>
        <text:p text:style-name="P21"><text:span text:style-name="T20">4. set 'b from' reg_1</text:span></text:p>
        <text:p text:style-name="P21"><text:soft-page-break/><text:span text:style-name="T20">5. set reg_2 from 'a'</text:span></text:p>
        <text:p text:style-name="P21"><text:span text:style-name="T20">6. set reg_3 from 'b'</text:span></text:p>
        <text:p text:style-name="P21"><text:span text:style-name="T20">7. add reg_4 reg_2 reg_3</text:span></text:p>
        <text:p text:style-name="P21"><text:span text:style-name="T20">8. set 'c' from reg_4</text:span></text:p>
        <text:p text:style-name="P22"/>
        <text:p text:style-name="P21"><text:span text:style-name="T20">Even the number of instructions is the same in this simple problem, a precompiler can optimize the register usage of the register based, and rewrite as following:</text:span></text:p>
        <text:p text:style-name="P21"><text:span text:style-name="T20">1. set reg_0 5</text:span></text:p>
        <text:p text:style-name="P21"><text:span text:style-name="T20">2. set reg_1 3 </text:span></text:p>
        <text:p text:style-name="P21"><text:span text:style-name="T20">3. add reg_2 reg_0 reg_1</text:span></text:p>
        <text:p text:style-name="P21"><text:span text:style-name="T23">4. set 'c' from reg_2</text:span></text:p>
        <text:p text:style-name="P21"><text:span text:style-name="T20">which will remove the usages of “a” and “b” as not being necessary, and even instruction 3 can be removed (and evaluate reg_2 as value 8).</text:span></text:p>
        <text:p text:style-name="P22"/>
        <text:p text:style-name="P21"><text:span text:style-name="T20">This is an important part as performance and optimization steps are concerned, if the stack VM can be rewritten as a Register based virtual machine, the optimizations can be applied more easily, because the instruction set contains more information to track the data.</text:span><text:span text:style-name="T3"> </text:span></text:p>
        <text:p text:style-name="P56"><text:bookmark-start text:name="__RefHeading__1144_285222755"/><text:bookmark text:name="_Toc365391382"/><text:span text:style-name="T18">1.1.5. Specified instruction set</text:span><text:bookmark-end text:name="__RefHeading__1144_285222755"/></text:p>
        <text:p text:style-name="P21"><text:span text:style-name="T20">Both Java and .Net (CIL) have publicly defined instruction set. They can be understood from public made documentation. This is great for implementers and makes a case of making easier to test virtual machine compatibility</text:span><text:span text:style-name="T20"><text:note text:id="ftn6" text:note-class="footnote"><text:note-citation>6</text:note-citation><text:note-body><text:p text:style-name="P67"><text:span text:style-name="footnote_20_reference"><text:tab/><text:tab/><text:tab/><text:tab/></text:span> <text:span text:style-name="T3">Look to references 1 and 6</text:span></text:p><text:p text:style-name="P81"/><text:p text:style-name="P82"/><text:p text:style-name="P83"/><text:p text:style-name="Footnote"/></text:note-body></text:note></text:span><text:span text:style-name="T20">. This also can simplifies the testing of virtual machine’s semantics as writing a C#/Java program that gives the asked bytecode means at the end, if a bug arise, it is easier to check if the semantics of the bytecode reflect correctly the program (so it can be a language compiler bug).</text:span></text:p>
        <text:p text:style-name="P21"><text:span text:style-name="T20">Also, it is good to know that both JVM and CIL try to fit (in most cases) in one byte, so many operations are compact. So writing a virtual machine is easier starting from given high level source programs that use any specific instructions, as it is easier to write human readable code than binary bytecode. </text:span></text:p>
        <text:p text:style-name="P20"/>
        <text:p text:style-name="P49"/>
        <text:p text:style-name="P50"><text:bookmark-start text:name="_Toc365391383"/><text:bookmark-start text:name="__RefHeading__1146_285222755"/><text:span text:style-name="T19">1.2. Evaluation and implementation directions</text:span><text:bookmark-end text:name="_Toc365391383"/><text:span text:style-name="T19"> </text:span><text:bookmark-end text:name="__RefHeading__1146_285222755"/></text:p>
        <text:p text:style-name="P56"><text:bookmark-start text:name="__RefHeading__1148_285222755"/><text:bookmark text:name="_Toc365391384"/><text:span text:style-name="T19">1.2.1. Evaluating the execution model</text:span><text:bookmark-end text:name="__RefHeading__1148_285222755"/></text:p>
        <text:p text:style-name="P20"/>
        <text:p text:style-name="P21"><text:span text:style-name="T20">Both Java and Net create a method graph of Callers and Callees, and all the logic can be extracted with reflection (a Java or .Net API to scan the runtime information) or with bytecode manipulation libraries. </text:span></text:p>
        <text:p text:style-name="P22"/>
        <text:p text:style-name="P21"><text:span text:style-name="T20">So the Code Refractor as first compile step, will get the assembly file which needs to be scanned, and will read the bytecodes especially the calls ones. This “linker” will scan bytecodes, and every time will find a new call instruction, will track and if finds a new function, will scan it too, up-to the moment will create the closure of all functions. </text:span></text:p>
        <text:p text:style-name="P21"><text:span text:style-name="T20">A note-worthy implementation detail is that the “new object” instruction includes an (implicit) constructor call (if this constructor is with no parameters), and this code is also scanned.</text:span></text:p>
        <text:p text:style-name="P22"/>
        <text:p text:style-name="P57"><text:bookmark-start text:name="_Toc365391385"/><text:bookmark-start text:name="__RefHeading__1150_285222755"/><text:span text:style-name="T19">1.2.2. Evaluating the memory model</text:span><text:bookmark-end text:name="_Toc365391385"/><text:span text:style-name="T19"> </text:span><text:bookmark-end text:name="__RefHeading__1150_285222755"/></text:p>
        <text:p text:style-name="P23"><text:bookmark-start text:name="__RefHeading__1152_285222755"/><text:span text:style-name="T20">An advanced (and fast final code) compilation and memory model is a very hard problem, garbage collectors are as of today improved. Similarly, just a good register allocation, as the Register Allocation (RA) is an NP-hard problem, is not solvable and can be redefined as a coloring problem (which is again NP-hard). </text:span><text:bookmark-end text:name="__RefHeading__1152_285222755"/></text:p>
        <text:p text:style-name="P21"><text:span text:style-name="T20">The garbage collector can be implemented with C++'s “smart-pointer” class. This class defines a number to count all references to an instance of an object. When the references are zero, the object instance is automatically deleted.</text:span></text:p>
        <text:p text:style-name="P57"><text:bookmark-start text:name="__RefHeading__1154_285222755"/><text:bookmark text:name="_Toc365391386"/><text:span text:style-name="T19">1.2.3 Evaluating the compilation model</text:span><text:bookmark-end text:name="__RefHeading__1154_285222755"/></text:p>
        <text:p text:style-name="P21"><text:span text:style-name="T3">I</text:span><text:span text:style-name="T20">t is easier and practical to reuse solutions already existent. The very often used solution for AOT compilers for virtual machines is LLVM or another compiler intermediate representation (like in case of GCJ, using GIMPLE form), but they also require to implement a full runtime, which again is hard to be made practical.</text:span></text:p>
        <text:p text:style-name="P21"><text:span text:style-name="T20">As a solution to approximate the original virtual source, a C++ compiler can reflect fairly well the original bytecode (look to a later chapter where is defined how the C++ language reflects some of the semantics of the virtual machine, without introducing a memory or performance overhead. C++ has also another good side effect, C++ is supported in all GCC and major LLVM platforms, or even in platforms like Windows RT, so it is possible (given enough changes and platform support) to get access to all platforms which offer a C++ compiler, which includes embedded platforms, cars, etc.</text:span></text:p>
        <text:p text:style-name="P57"><text:bookmark-start text:name="__RefHeading__1156_285222755"/><text:bookmark text:name="_Toc365391387"/><text:span text:style-name="T19">1.2.4 Evaluating the Stack Based VM model</text:span><text:bookmark-end text:name="__RefHeading__1156_285222755"/></text:p>
        <text:p text:style-name="P21"><text:span text:style-name="T20">All operations in the .Net machine as they work against a stack which stores the states, it has to be implemented with main stack operations: </text:span></text:p>
        <text:p text:style-name="P21"><text:span text:style-name="T20">Push</text:span></text:p>
        <text:p text:style-name="P21"><text:span text:style-name="T20">Pop</text:span></text:p>
        <text:p text:style-name="P21"><text:span text:style-name="T20">Top / Peek</text:span></text:p>
        <text:p text:style-name="P22"/>
        <text:p text:style-name="P21"><text:soft-page-break/><text:span text:style-name="T20">Introducing for a simple addition a full stack class, would make performance horrendous, but C++ (and C) pushes all (simple) variables to the CPU stack (which is very fast, as is implemented in the hardware of the CPU), so the solution is that every time we have a push of a value, we define a variable on stack to keep this variable, which is pushed on the process' stack, and when a Pop operation is called, this variable is read and will reset the counter to keep the correctness of the implementation.</text:span></text:p>
        <text:p text:style-name="P21"><text:span text:style-name="T20">The another advantage with this implementation that it will change the virtual machine to be a Register-based VM, which at the end gives a lot of optimization opportunities. </text:span></text:p>
        <text:p text:style-name="P20"/>
        <text:p text:style-name="Heading_20_3"><text:bookmark-start text:name="_Toc365391388"/><text:bookmark-start text:name="__RefHeading__1158_285222755"/><text:span text:style-name="T19">1.2.5. Optimization overview</text:span><text:bookmark-end text:name="_Toc365391388"/><text:span text:style-name="T19"> </text:span><text:bookmark-end text:name="__RefHeading__1158_285222755"/></text:p>
        <text:p text:style-name="Text_20_body"><text:span text:style-name="T20">First of all, I will want to make a small comment about the word “optimization” which in many ways is considered to give an “optimum” of a starting program. In fact optimizations will never give the optimum program because:</text:span></text:p>
        <text:p text:style-name="Text_20_body"><text:span text:style-name="T20">- optimum can be defined by more criteria, as most compilers (including Code Refractor one) optimize for runtime performance, will have some tradeoffs. One of them, is that it occupies more CPU stack (a memory tradeoff)</text:span></text:p>
        <text:p text:style-name="Text_20_body"><text:span text:style-name="T20">- the algorithm in the first place, that is defined in the user's code may be optimal, and the compiler has to guarantee that will create the code with the same result</text:span></text:p>
        <text:p text:style-name="Text_20_body"><text:span text:style-name="T20">- other factors, like but not limited to: some optimization passes in literature are not implemented as they are too complex to be made</text:span></text:p>
        <text:p text:style-name="Text_20_body"><text:span text:style-name="T20">Based on this, I would define an </text:span></text:p>
        <text:p text:style-name="Text_20_body"><text:span text:style-name="T20">An </text:span><text:span text:style-name="T21">optimization step</text:span><text:span text:style-name="T20"> is an algorithm which starts with the intermediate representation (IR) and will rewrite it to another IR (which is equivalent with the original IR's side effects and results) in case some conditions are met for that specific algorithm, which is in a form more advantageous as resources or strides to enable another optimization steps.</text:span></text:p>
        <text:p text:style-name="Text_20_body"><text:span text:style-name="T20">Definition: the </text:span><text:span text:style-name="T21">compiler optimizations</text:span><text:span text:style-name="T20"> is the application of all optimization steps until no optimization step is possible to an IR.</text:span></text:p>
        <text:p text:style-name="Text_20_body"><text:span text:style-name="T20">Optimizations can be thought in some categories:</text:span></text:p>
        <text:p text:style-name="Text_20_body"><text:span text:style-name="T23">- simplifications (like math simplifications)</text:span></text:p>
        <text:p text:style-name="Text_20_body"><text:span text:style-name="T20">- propagation (like transitivity properties)</text:span></text:p>
        <text:p text:style-name="Text_20_body"><text:span text:style-name="T20">- analysis steps (which would try to prove that some properties keep hold). If so, they do make possible that another optimization step to use these properties.</text:span></text:p>
        <text:p text:style-name="Text_20_body"><text:span text:style-name="T20">- data flow optimizations (this will be a large section of the optimizations)</text:span></text:p>
        <text:p text:style-name="Text_20_body"><text:span text:style-name="T20">- etc.</text:span></text:p>
        <text:p text:style-name="P28"/>
        <text:p text:style-name="P54"><text:bookmark-start text:name="__RefHeading__1160_285222755"/><text:bookmark text:name="_Toc365391389"/><text:span text:style-name="T19">2. Code Refractor – implementation of an AOT virtual machines</text:span><text:bookmark-end text:name="__RefHeading__1160_285222755"/></text:p>
        <text:p text:style-name="Heading_20_2"><text:bookmark-start text:name="__RefHeading__1162_285222755"/><text:bookmark text:name="_Toc365391390"/><text:span text:style-name="T19">2.1. Small overview of CodeRefractor</text:span><text:bookmark-end text:name="__RefHeading__1162_285222755"/></text:p>
        <text:p text:style-name="Text_20_body"><text:span text:style-name="T20">CodeRefractor does the following:</text:span></text:p>
        <text:p text:style-name="Text_20_body"><text:span text:style-name="T20">- reads the entry point of an assembly</text:span></text:p>
        <text:p text:style-name="Text_20_body"><text:span text:style-name="T20">- a pre-scan of the method call tree is created</text:span></text:p>
        <text:p text:style-name="Text_20_body"><text:span text:style-name="T20">- a second scan will take all methods and will transform their CIL bytecodes into intermediate representation</text:span></text:p>
        <text:p text:style-name="Text_20_body"><text:span text:style-name="T20">- the compiler optimizations are performed for every method</text:span></text:p>
        <text:p text:style-name="Text_20_body"><text:span text:style-name="T20">- the intermediate representation is written into C++</text:span></text:p>
        <text:p text:style-name="P28"/>
        <text:p text:style-name="Heading_20_2"><text:bookmark-start text:name="__RefHeading__1164_285222755"/><text:bookmark text:name="_Toc365391391"/><text:span text:style-name="T19">2.2. Intermediary representation of Code Refractor</text:span><text:bookmark-end text:name="__RefHeading__1164_285222755"/></text:p>
        <text:p text:style-name="Text_20_body"><text:span text:style-name="T20">As the logic of most code is method based, CR does store the intermediate representation per every method as two parts:</text:span></text:p>
        <text:p text:style-name="Text_20_body"><text:span text:style-name="T20">- variable parts which are themselves split into:</text:span></text:p>
        <text:p text:style-name="P38"><text:span text:style-name="T20">* local variables</text:span></text:p>
        <text:p text:style-name="P38"><text:span text:style-name="T20">* virtual registers</text:span></text:p>
        <text:p text:style-name="P38"><text:span text:style-name="T20">* arguments (method's parameters)</text:span></text:p>
        <text:p text:style-name="Text_20_body"><text:span text:style-name="T20">- local operations which will use either the local variables or will call another methods</text:span></text:p>
        <text:p text:style-name="Text_20_body"><text:span text:style-name="T20">The local operations, are themselves split into:</text:span></text:p>
        <text:p text:style-name="Text_20_body"><text:span text:style-name="T20">- assignments</text:span></text:p>
        <text:p text:style-name="Text_20_body"><text:span text:style-name="T20">- operators:</text:span></text:p>
        <text:p text:style-name="Text_20_body"><text:span text:style-name="T20">* binary operators</text:span></text:p>
        <text:p text:style-name="Text_20_body"><text:span text:style-name="T20">* unary operators</text:span></text:p>
        <text:p text:style-name="Text_20_body"><text:span text:style-name="T20">- conditional operators</text:span></text:p>
        <text:p text:style-name="Text_20_body"><text:span text:style-name="T20">- creation of arrays and objects</text:span></text:p>
        <text:p text:style-name="Text_20_body"><text:span text:style-name="T23">- accessing array elements or fields</text:span></text:p>
        <text:p text:style-name="Text_20_body"><text:span text:style-name="T20">- call of a separate methods</text:span></text:p>
        <text:p text:style-name="Text_20_body"><text:span text:style-name="T20">- branch operations</text:span></text:p>
        <text:p text:style-name="Text_20_body"><text:span text:style-name="T20">- labels</text:span></text:p>
        <text:p text:style-name="P34"/>
        <text:p text:style-name="P42"><text:span text:style-name="T20">These operations are in fact a more compact form of the original CIL operations, and as a difference, the IR operation will keep unify the bytecodes that do a common semantic as a single operation kind, instead of having an individual bytecode for every operation.</text:span></text:p>
        <text:p text:style-name="P43"/>
        <text:p text:style-name="P42"><text:soft-page-break/><text:span text:style-name="T20">This means that if you make an </text:span><text:span text:style-name="T21">optimization step</text:span><text:span text:style-name="T20"> that works against operators, it is easier to specify first a group of operations to target, and after that, the operations are inspected to see the specific operator you want to target.</text:span></text:p>
        <text:p text:style-name="P42"><text:span text:style-name="T20">Describing a simple optimization step with a code sample:</text:span></text:p>
        <text:p text:style-name="P24"/>
        <text:p text:style-name="Standard"><text:span text:style-name="T20"><text:s text:c="4"/></text:span><text:span text:style-name="T25">internal</text:span><text:span text:style-name="T13"> </text:span><text:span text:style-name="T25">class</text:span><text:span text:style-name="T13"> </text:span><text:span text:style-name="T29">MergeConsecutiveLabels</text:span><text:span text:style-name="T13"> : </text:span><text:span text:style-name="T29">ResultingOptimizationPass</text:span></text:p>
        <text:p text:style-name="Standard"><text:span text:style-name="T13"><text:s text:c="4"/>{</text:span></text:p>
        <text:p text:style-name="Standard"><text:span text:style-name="T13"><text:s text:c="8"/></text:span><text:span text:style-name="T26">public</text:span><text:span text:style-name="T14"> </text:span><text:span text:style-name="T26">override</text:span><text:span text:style-name="T14"> </text:span><text:span text:style-name="T26">void</text:span><text:span text:style-name="T14"> OptimizeOperations(</text:span><text:span text:style-name="T30">MetaMidRepresentation</text:span><text:span text:style-name="T14"> intermediateCode)</text:span></text:p>
        <text:p text:style-name="Standard"><text:span text:style-name="T14"><text:s text:c="8"/></text:span><text:span text:style-name="T13">{</text:span></text:p>
        <text:p text:style-name="Standard"><text:span text:style-name="T13"><text:s text:c="12"/></text:span><text:span text:style-name="T26">var</text:span><text:span text:style-name="T14"> operations = intermediateCode.LocalOperations;</text:span></text:p>
        <text:p text:style-name="P13"/>
        <text:p text:style-name="Standard"><text:span text:style-name="T14"><text:s text:c="12"/></text:span><text:span text:style-name="T26">var</text:span><text:span text:style-name="T14"> found = operations.Any(operation =&gt; operation.Kind == </text:span><text:span text:style-name="T30">LocalOperation</text:span><text:span text:style-name="T14">.</text:span><text:span text:style-name="T30">Kinds</text:span><text:span text:style-name="T14">.Label);</text:span></text:p>
        <text:p text:style-name="Standard"><text:span text:style-name="T14"><text:s text:c="12"/></text:span><text:span text:style-name="T26">if</text:span><text:span text:style-name="T14"> (!found)</text:span></text:p>
        <text:p text:style-name="Standard"><text:span text:style-name="T14"><text:s text:c="16"/></text:span><text:span text:style-name="T26">return</text:span><text:span text:style-name="T14">;</text:span></text:p>
        <text:p text:style-name="Standard"><text:span text:style-name="T14"><text:s text:c="12"/></text:span><text:span text:style-name="T26">for</text:span><text:span text:style-name="T14"> (</text:span><text:span text:style-name="T26">var</text:span><text:span text:style-name="T14"> i = 0; i &lt; operations.Count - 2; i++)</text:span></text:p>
        <text:p text:style-name="Standard"><text:span text:style-name="T14"><text:s text:c="12"/></text:span><text:span text:style-name="T13">{</text:span></text:p>
        <text:p text:style-name="Standard"><text:span text:style-name="T13"><text:s text:c="16"/></text:span><text:span text:style-name="T26">var</text:span><text:span text:style-name="T14"> operation = operations[i];</text:span></text:p>
        <text:p text:style-name="Standard"><text:span text:style-name="T14"><text:s text:c="16"/></text:span><text:span text:style-name="T26">if</text:span><text:span text:style-name="T14"> (operation.Kind != </text:span><text:span text:style-name="T29">LocalOperation</text:span><text:span text:style-name="T13">.</text:span><text:span text:style-name="T29">Kinds</text:span><text:span text:style-name="T13">.Label)</text:span></text:p>
        <text:p text:style-name="Standard"><text:span text:style-name="T13"><text:s text:c="20"/></text:span><text:span text:style-name="T26">continue</text:span><text:span text:style-name="T14">;</text:span></text:p>
        <text:p text:style-name="P13"/>
        <text:p text:style-name="Standard"><text:span text:style-name="T14"><text:s text:c="16"/></text:span><text:span text:style-name="T26">var</text:span><text:span text:style-name="T14"> operation2 = operations[i + 1];</text:span></text:p>
        <text:p text:style-name="Standard"><text:span text:style-name="T14"><text:s text:c="16"/></text:span><text:span text:style-name="T26">if</text:span><text:span text:style-name="T14"> (operation2.Kind != </text:span><text:span text:style-name="T30">LocalOperation</text:span><text:span text:style-name="T14">.</text:span><text:span text:style-name="T30">Kinds</text:span><text:span text:style-name="T14">.Label)</text:span></text:p>
        <text:p text:style-name="Standard"><text:span text:style-name="T14"><text:s text:c="20"/></text:span><text:span text:style-name="T25">continue</text:span><text:span text:style-name="T13">;</text:span></text:p>
        <text:p text:style-name="Standard"><text:span text:style-name="T13"><text:s text:c="16"/></text:span><text:span text:style-name="T26">var</text:span><text:span text:style-name="T14"> jumpId = (</text:span><text:span text:style-name="T26">int</text:span><text:span text:style-name="T14">) operation.Value;</text:span></text:p>
        <text:p text:style-name="Standard"><text:span text:style-name="T14"><text:s text:c="16"/></text:span><text:span text:style-name="T26">var</text:span><text:span text:style-name="T14"> jumpId2 = (</text:span><text:span text:style-name="T26">int</text:span><text:span text:style-name="T14">) operation2.Value;</text:span></text:p>
        <text:p text:style-name="Standard"><text:span text:style-name="T14"><text:s text:c="16"/>OptimizeConsecutiveLabels(operations, jumpId, jumpId2);</text:span></text:p>
        <text:p text:style-name="Standard"><text:span text:style-name="T14"><text:s text:c="16"/>operations.RemoveAt(i + 1);</text:span></text:p>
        <text:p text:style-name="Standard"><text:span text:style-name="T14"><text:s text:c="16"/></text:span><text:span text:style-name="T13">Result = </text:span><text:span text:style-name="T25">true</text:span><text:span text:style-name="T13">;</text:span></text:p>
        <text:p text:style-name="Standard"><text:span text:style-name="T13"><text:s text:c="12"/>}</text:span></text:p>
        <text:p text:style-name="Standard"><text:span text:style-name="T13"><text:s text:c="8"/>}</text:span></text:p>
        <text:p text:style-name="P12"><text:soft-page-break/></text:p>
        <text:p text:style-name="Standard"><text:span text:style-name="T13"><text:s text:c="8"/></text:span><text:span text:style-name="T26">private</text:span><text:span text:style-name="T14"> </text:span><text:span text:style-name="T26">static</text:span><text:span text:style-name="T14"> </text:span><text:span text:style-name="T26">void</text:span><text:span text:style-name="T14"> OptimizeConsecutiveLabels(</text:span><text:span text:style-name="T30">List</text:span><text:span text:style-name="T14">&lt;</text:span><text:span text:style-name="T30">LocalOperation</text:span><text:span text:style-name="T14">&gt; operations, </text:span><text:span text:style-name="T26">int</text:span><text:span text:style-name="T14"> jumpId, </text:span><text:span text:style-name="T26">int</text:span><text:span text:style-name="T14"> jumpId2)</text:span></text:p>
        <text:p text:style-name="Standard"><text:span text:style-name="T14"><text:s text:c="8"/></text:span><text:span text:style-name="T13">{</text:span></text:p>
        <text:p text:style-name="Standard"><text:span text:style-name="T13"><text:s text:c="12"/></text:span><text:span text:style-name="T26">for</text:span><text:span text:style-name="T14"> (</text:span><text:span text:style-name="T26">var</text:span><text:span text:style-name="T14"> i = 0; i &lt; operations.Count - 2; i++)</text:span></text:p>
        <text:p text:style-name="Standard"><text:span text:style-name="T14"><text:s text:c="12"/></text:span><text:span text:style-name="T13">{</text:span></text:p>
        <text:p text:style-name="Standard"><text:span text:style-name="T13"><text:s text:c="16"/></text:span><text:span text:style-name="T26">var</text:span><text:span text:style-name="T14"> operation = operations[i];</text:span></text:p>
        <text:p text:style-name="Standard"><text:span text:style-name="T14"><text:s text:c="16"/></text:span><text:span text:style-name="T26">if</text:span><text:span text:style-name="T14"> (operation.IsBranchOperation())</text:span></text:p>
        <text:p text:style-name="Standard"><text:span text:style-name="T14"><text:s text:c="20"/></text:span><text:span text:style-name="T25">continue</text:span><text:span text:style-name="T13">;</text:span></text:p>
        <text:p text:style-name="Standard"><text:span text:style-name="T13"><text:s text:c="16"/></text:span><text:span text:style-name="T25">switch</text:span><text:span text:style-name="T13"> (operation.Kind)</text:span></text:p>
        <text:p text:style-name="Standard"><text:span text:style-name="T13"><text:s text:c="16"/>{</text:span></text:p>
        <text:p text:style-name="Standard"><text:span text:style-name="T13"><text:s text:c="20"/></text:span><text:span text:style-name="T26">case</text:span><text:span text:style-name="T14"> </text:span><text:span text:style-name="T30">LocalOperation</text:span><text:span text:style-name="T14">.</text:span><text:span text:style-name="T30">Kinds</text:span><text:span text:style-name="T14">.AlwaysBranch:</text:span></text:p>
        <text:p text:style-name="Standard"><text:span text:style-name="T14"><text:s text:c="24"/></text:span><text:span text:style-name="T26">var</text:span><text:span text:style-name="T14"> jumpTo = (</text:span><text:span text:style-name="T26">int</text:span><text:span text:style-name="T14">) operation.Value;</text:span></text:p>
        <text:p text:style-name="Standard"><text:span text:style-name="T14"><text:s text:c="24"/></text:span><text:span text:style-name="T26">if</text:span><text:span text:style-name="T14"> (jumpId2 == jumpTo)</text:span></text:p>
        <text:p text:style-name="Standard"><text:span text:style-name="T14"><text:s text:c="28"/>operation.Value = jumpId;</text:span></text:p>
        <text:p text:style-name="Standard"><text:span text:style-name="T14"><text:s text:c="24"/></text:span><text:span text:style-name="T25">break</text:span><text:span text:style-name="T13">;</text:span></text:p>
        <text:p text:style-name="Standard"><text:span text:style-name="T13"><text:s text:c="20"/></text:span><text:span text:style-name="T26">case</text:span><text:span text:style-name="T14"> </text:span><text:span text:style-name="T30">LocalOperation</text:span><text:span text:style-name="T14">.</text:span><text:span text:style-name="T30">Kinds</text:span><text:span text:style-name="T14">.BranchOperator:</text:span></text:p>
        <text:p text:style-name="Standard"><text:span text:style-name="T14"><text:s text:c="24"/></text:span><text:span text:style-name="T26">var</text:span><text:span text:style-name="T14"> destAssignment = (</text:span><text:span text:style-name="T30">BranchOperator</text:span><text:span text:style-name="T14">) operation.Value;</text:span></text:p>
        <text:p text:style-name="Standard"><text:span text:style-name="T14"><text:s text:c="24"/></text:span><text:span text:style-name="T26">if</text:span><text:span text:style-name="T14"> (destAssignment.JumpTo == jumpId2)</text:span></text:p>
        <text:p text:style-name="Standard"><text:span text:style-name="T14"><text:s text:c="28"/>destAssignment.JumpTo = jumpId;</text:span></text:p>
        <text:p text:style-name="Standard"><text:span text:style-name="T14"><text:s text:c="24"/></text:span><text:span text:style-name="T26">break</text:span><text:span text:style-name="T14">;</text:span></text:p>
        <text:p text:style-name="Standard"><text:span text:style-name="T14"><text:s text:c="16"/>}</text:span></text:p>
        <text:p text:style-name="Standard"><text:span text:style-name="T14"><text:s text:c="12"/>}</text:span></text:p>
        <text:p text:style-name="Standard"><text:span text:style-name="T14"><text:s text:c="8"/>}</text:span></text:p>
        <text:p text:style-name="Standard"><text:span text:style-name="T14"><text:s text:c="4"/>}</text:span></text:p>
        <text:p text:style-name="P38"><text:span text:style-name="T20">This </text:span><text:span text:style-name="T22">optimization step</text:span><text:span text:style-name="T20"> will find if there are two consecutive instructions defined as label (target of jump instructions), and if they are found, the labels are merged into one, and all jumps that are targeting the deleted label, they will be redirected to the adjacent label.</text:span></text:p>
        <text:p text:style-name="P39"/>
        <text:p text:style-name="P38"><text:span text:style-name="T20">Before starting optimizations, it is really great to know which optimization steps do make sense, as not all optimizations do have the same effect, but in short some rules can be easily discovered:</text:span></text:p>
        <text:p text:style-name="P38"><text:soft-page-break/><text:span text:style-name="T20">- when a program executes less instructions, is more likely it will run faster</text:span></text:p>
        <text:p text:style-name="P38"><text:span text:style-name="T20">- when the code that is not accessible in any execution path and is removed, this is also powerful as it possibly enable another optimizations</text:span></text:p>
        <text:p text:style-name="P38"><text:span text:style-name="T20">- when you replace a variable with a constant value (when possible) is faster as execution time</text:span></text:p>
        <text:p text:style-name="P38"><text:span text:style-name="T20">- removing calls, and replacing it with the equivalent code will save at least the performance of the final code</text:span></text:p>
        <text:p text:style-name="P38"><text:span text:style-name="T20">- removing pointer assignments, this is crucial as an assignment requires more smart pointer updating which </text:span><text:bookmark text:name="_GoBack"/><text:span text:style-name="T20">is expensive</text:span></text:p>
        <text:p text:style-name="P39"/>
        <text:p text:style-name="P38"><text:span text:style-name="T20">Some performance improvements (yet they are not optimization steps, as they don't work against the IR) can be done without any semantic analysis of the final code:</text:span></text:p>
        <text:p text:style-name="P38"><text:span text:style-name="T20">- platform native libraries which are imported, can be merged as data structures as a compilation step. This will reduce the impact of reloading every pointer to function and reloading/searching for a DLL if is loaded already</text:span></text:p>
        <text:p text:style-name="P38"><text:span text:style-name="T20">- duplicate array data initialization (that sometimes is initialized only with zeroes) can be merged, and the same can be done in all strings over the application</text:span></text:p>
        <text:p text:style-name="P38"><text:span text:style-name="T20">- string type can contain in a linear data set the length and the string data. This improves the memory accessing pattern, as there is no required L1/L2 cache misses if the string length is separated from the data</text:span></text:p>
        <text:p text:style-name="P40"/>
        <text:p text:style-name="P38"><text:span text:style-name="T3">Performance Improvements made by CR</text:span></text:p>
        <text:p text:style-name="P38"><text:span text:style-name="T3">- Make_shared (TODO)</text:span></text:p>
        <text:p text:style-name="P38"><text:span text:style-name="T3">- </text:span></text:p>
        <text:p text:style-name="P54"><text:bookmark-start text:name="__RefHeading__1035_546443025"/><text:bookmark text:name="_Toc365391392"/><text:span text:style-name="T3">3. Optimization and optimization steps in the CR</text:span><text:bookmark-end text:name="__RefHeading__1035_546443025"/></text:p>
        <text:p text:style-name="Heading_20_2"><text:bookmark-start text:name="__RefHeading__1037_546443025"/><text:span text:style-name="T7">3.1 Optimization short overview</text:span><text:bookmark-end text:name="__RefHeading__1037_546443025"/></text:p>
        <text:p text:style-name="Standard"><text:span text:style-name="T3">Optimization passes are logically split in between:</text:span></text:p>
        <text:p text:style-name="Standard"><text:span text:style-name="T3">- local optimizations (the ones that go just over a basic block)</text:span></text:p>
        <text:p text:style-name="Standard"><text:span text:style-name="T3">- global optimizations (optimization passes that go over more than a basic block)</text:span></text:p>
        <text:p text:style-name="Standard"><text:span text:style-name="T3">- program-wide optimizations (optimizations that do work over functions)</text:span></text:p>
        <text:p text:style-name="Standard"><text:span text:style-name="T3">Even it doesn’t always appear to be in this way, optimizations that are the most effective are local optimizations, right after the global optimizations and at last the program-wide optimizations. The reason is that the .Net states defined by its specified stack based VM require to define many stack operations that after these states are transformed into a Register-Based VM (as it was described later), the impact of the higher order optimizations appear to be less important.</text:span></text:p>
        <text:p text:style-name="P7"><text:span text:style-name="T3">Let’s take a typical code which computes a sequence of prime numbers:</text:span></text:p>
        <text:p text:style-name="P7"><text:span text:style-name="T3"><text:s/>&lt;code of prime numbers&gt;</text:span></text:p>
        <text:p text:style-name="P45"/>
        <text:p text:style-name="Heading_20_2"><text:bookmark-start text:name="__RefHeading__1039_546443025"/><text:span text:style-name="T7">3.2.Local optimizations (block based optimizations)</text:span><text:bookmark-end text:name="__RefHeading__1039_546443025"/></text:p>
        <text:p text:style-name="P45"/>
        <text:p text:style-name="Heading_20_2"><text:span text:style-name="T7">Constant folding optimizations</text:span></text:p>
        <text:p text:style-name="Heading_20_2"><text:span text:style-name="T9">Simple usecase:</text:span></text:p>
        <text:p text:style-name="Heading_20_2"><text:span text:style-name="T9">C# original code:</text:span></text:p>
        <text:p text:style-name="P15"><text:span text:style-name="T32"><text:s text:c="4"/></text:span><text:span text:style-name="T27">public</text:span><text:span text:style-name="T15"> </text:span><text:span text:style-name="T27">static</text:span><text:span text:style-name="T15"> </text:span><text:span text:style-name="T27">void</text:span><text:span text:style-name="T15"> Main()</text:span></text:p>
        <text:p text:style-name="P15"><text:span text:style-name="T16"><text:s text:c="4"/>{</text:span></text:p>
        <text:p text:style-name="P15"><text:span text:style-name="T16"><text:s text:c="8"/></text:span><text:span text:style-name="T28">var</text:span><text:span text:style-name="T16"> s = </text:span><text:span text:style-name="T33">""</text:span><text:span text:style-name="T16">;</text:span></text:p>
        <text:p text:style-name="P15"><text:span text:style-name="T16"><text:s text:c="8"/></text:span><text:span text:style-name="T28">int</text:span><text:span text:style-name="T16"> a = 30;</text:span></text:p>
        <text:p text:style-name="P15"><text:span text:style-name="T16"><text:s text:c="8"/></text:span><text:span text:style-name="T28">int</text:span><text:span text:style-name="T16"> b = 9 - (a / 5);</text:span></text:p>
        <text:p text:style-name="P15"><text:span text:style-name="T16"><text:s text:c="8"/></text:span><text:span text:style-name="T28">int</text:span><text:span text:style-name="T16"> c;</text:span></text:p>
        <text:p text:style-name="P14"/>
        <text:p text:style-name="P15"><text:span text:style-name="T16"><text:s text:c="8"/>c = b * 4;</text:span></text:p>
        <text:p text:style-name="P15"><text:span text:style-name="T16"><text:s text:c="8"/></text:span><text:span text:style-name="T28">if</text:span><text:span text:style-name="T16"> (c &gt; 10)</text:span></text:p>
        <text:p text:style-name="P15"><text:span text:style-name="T16"><text:s text:c="8"/>{</text:span></text:p>
        <text:p text:style-name="P15"><text:soft-page-break/><text:span text:style-name="T16"><text:s text:c="12"/>c = c - 10;</text:span></text:p>
        <text:p text:style-name="P15"><text:span text:style-name="T16"><text:s text:c="8"/>}</text:span></text:p>
        <text:p text:style-name="P15"><text:span text:style-name="T16"><text:s text:c="8"/></text:span><text:span text:style-name="T28">var</text:span><text:span text:style-name="T16"> d = c * (60 / a);</text:span></text:p>
        <text:p text:style-name="P15"><text:span text:style-name="T16"><text:s text:c="8"/></text:span><text:span text:style-name="T31">Console</text:span><text:span text:style-name="T16">.WriteLine(d);</text:span></text:p>
        <text:p text:style-name="P15"><text:span text:style-name="T16"><text:s text:c="8"/></text:span><text:span text:style-name="T31">Console</text:span><text:span text:style-name="T16">.WriteLine(s);</text:span></text:p>
        <text:p text:style-name="P15"><text:span text:style-name="T16"><text:s text:c="4"/>}</text:span></text:p>
        <text:p text:style-name="Heading_20_2"><text:span text:style-name="T9">(based on Wikipedia's page of Constant folding)</text:span></text:p>
        <text:p text:style-name="P46"/>
        <text:p text:style-name="Heading_20_2"><text:span text:style-name="T9">Resulting C++ code (with no optimizations)</text:span></text:p>
        <text:p text:style-name="Heading_20_2"><text:span text:style-name="T9">System::Void _NBody__Main()</text:span></text:p>
        <text:p text:style-name="Heading_20_2"><text:span text:style-name="T9">{</text:span></text:p>
        <text:p text:style-name="Heading_20_2"><text:span text:style-name="T9">/*...*/</text:span></text:p>
        <text:p text:style-name="Heading_20_2"><text:span text:style-name="T9">std::shared_ptr&lt;System::String&gt; vreg_26;</text:span></text:p>
        <text:p text:style-name="P46"/>
        <text:p text:style-name="Heading_20_2"><text:span text:style-name="T9">vreg_1 = _str(0);</text:span></text:p>
        <text:p text:style-name="Heading_20_2"><text:span text:style-name="T9">local_0 = vreg_1;</text:span></text:p>
        <text:p text:style-name="Heading_20_2"><text:span text:style-name="T9">vreg_2 = 30;</text:span></text:p>
        <text:p text:style-name="Heading_20_2"><text:span text:style-name="T9">local_1 = vreg_2;</text:span></text:p>
        <text:p text:style-name="Heading_20_2"><text:span text:style-name="T9">vreg_3 = 9;</text:span></text:p>
        <text:p text:style-name="Heading_20_2"><text:span text:style-name="T9">vreg_4 = local_1;</text:span></text:p>
        <text:p text:style-name="Heading_20_2"><text:span text:style-name="T9">vreg_5 = 5;</text:span></text:p>
        <text:p text:style-name="Heading_20_2"><text:span text:style-name="T9">vreg_6 = vreg_4/vreg_5;</text:span></text:p>
        <text:p text:style-name="Heading_20_2"><text:span text:style-name="T9">vreg_7 = vreg_3-vreg_6;</text:span></text:p>
        <text:p text:style-name="Heading_20_2"><text:span text:style-name="T9">local_2 = vreg_7;</text:span></text:p>
        <text:p text:style-name="Heading_20_2"><text:span text:style-name="T9">vreg_8 = local_2;</text:span></text:p>
        <text:p text:style-name="Heading_20_2"><text:span text:style-name="T9">vreg_9 = 4;</text:span></text:p>
        <text:p text:style-name="Heading_20_2"><text:soft-page-break/><text:span text:style-name="T9">vreg_10 = vreg_8*vreg_9;</text:span></text:p>
        <text:p text:style-name="Heading_20_2"><text:span text:style-name="T9">local_3 = vreg_10;</text:span></text:p>
        <text:p text:style-name="Heading_20_2"><text:span text:style-name="T9">vreg_11 = local_3;</text:span></text:p>
        <text:p text:style-name="Heading_20_2"><text:span text:style-name="T9">vreg_12 = 10;</text:span></text:p>
        <text:p text:style-name="Heading_20_2"><text:span text:style-name="T9">vreg_13 = (vreg_11 &gt; vreg_12)?1:0;</text:span></text:p>
        <text:p text:style-name="Heading_20_2"><text:span text:style-name="T9">vreg_14 = 0;</text:span></text:p>
        <text:p text:style-name="Heading_20_2"><text:span text:style-name="T9">vreg_15 = (vreg_13 == vreg_14)?1:0;</text:span></text:p>
        <text:p text:style-name="Heading_20_2"><text:span text:style-name="T9">local_5 = vreg_15;</text:span></text:p>
        <text:p text:style-name="Heading_20_2"><text:span text:style-name="T9">vreg_16 = local_5;</text:span></text:p>
        <text:p text:style-name="Heading_20_2"><text:span text:style-name="T9">if(vreg_16) goto label_42;</text:span></text:p>
        <text:p text:style-name="Heading_20_2"><text:span text:style-name="T9">vreg_17 = local_3;</text:span></text:p>
        <text:p text:style-name="Heading_20_2"><text:span text:style-name="T9">vreg_18 = 10;</text:span></text:p>
        <text:p text:style-name="Heading_20_2"><text:span text:style-name="T9">vreg_19 = vreg_17-vreg_18;</text:span></text:p>
        <text:p text:style-name="Heading_20_2"><text:span text:style-name="T9">local_3 = vreg_19;</text:span></text:p>
        <text:p text:style-name="Heading_20_2"><text:span text:style-name="T9">label_42:</text:span></text:p>
        <text:p text:style-name="Heading_20_2"><text:span text:style-name="T9">vreg_20 = local_3;</text:span></text:p>
        <text:p text:style-name="Heading_20_2"><text:span text:style-name="T9">vreg_21 = 60;</text:span></text:p>
        <text:p text:style-name="Heading_20_2"><text:span text:style-name="T9">vreg_22 = local_1;</text:span></text:p>
        <text:p text:style-name="Heading_20_2"><text:span text:style-name="T9">vreg_23 = vreg_21/vreg_22;</text:span></text:p>
        <text:p text:style-name="Heading_20_2"><text:span text:style-name="T9">vreg_24 = vreg_20*vreg_23;</text:span></text:p>
        <text:p text:style-name="Heading_20_2"><text:span text:style-name="T9">local_4 = vreg_24;</text:span></text:p>
        <text:p text:style-name="Heading_20_2"><text:span text:style-name="T9">vreg_25 = local_4;</text:span></text:p>
        <text:p text:style-name="Heading_20_2"><text:span text:style-name="T9">System_Console__WriteLine(vreg_25);</text:span></text:p>
        <text:p text:style-name="Heading_20_2"><text:span text:style-name="T9">vreg_26 = local_0;</text:span></text:p>
        <text:p text:style-name="Heading_20_2"><text:span text:style-name="T9">System_Console__WriteLine(vreg_26);</text:span></text:p>
        <text:p text:style-name="Heading_20_2"><text:soft-page-break/><text:span text:style-name="T9">return;</text:span></text:p>
        <text:p text:style-name="Heading_20_2"><text:span text:style-name="T9">}</text:span></text:p>
        <text:p text:style-name="Heading_20_2"><text:span text:style-name="T9">Resulting C++ code after constant folding optimizations:</text:span></text:p>
        <text:p text:style-name="Heading_20_2"><text:span text:style-name="T9">System::Void _NBody__Main()</text:span></text:p>
        <text:p text:style-name="Heading_20_2"><text:span text:style-name="T9">{</text:span></text:p>
        <text:p text:style-name="P46"/>
        <text:p text:style-name="Heading_20_2"><text:span text:style-name="T9">System_Console__WriteLine(24);</text:span></text:p>
        <text:p text:style-name="Heading_20_2"><text:span text:style-name="T9">System_Console__WriteLine(_str(0));</text:span></text:p>
        <text:p text:style-name="Heading_20_2"><text:span text:style-name="T9">return;</text:span></text:p>
        <text:p text:style-name="Heading_20_2"><text:span text:style-name="T9">}</text:span></text:p>
        <text:p text:style-name="Heading_20_2"><text:span text:style-name="T9">To get this result, <text:s/>the following cases are found by the compiler aș optimizable:</text:span></text:p>
        <text:p text:style-name="Heading_20_2"><text:span text:style-name="T9">* assignment used next line:</text:span></text:p>
        <text:p text:style-name="Heading_20_2"><text:span text:style-name="T9">var1 = &lt;value&gt;</text:span></text:p>
        <text:p text:style-name="Heading_20_2"><text:span text:style-name="T9">var2 = var1</text:span></text:p>
        <text:p text:style-name="Heading_20_2"><text:span text:style-name="T9">-------------</text:span></text:p>
        <text:p text:style-name="Heading_20_2"><text:span text:style-name="T9">var1 = &lt;value&gt;</text:span></text:p>
        <text:p text:style-name="Heading_20_2"><text:span text:style-name="T9">var2 = &lt;value&gt;</text:span></text:p>
        <text:p text:style-name="Heading_20_2"><text:span text:style-name="T9">* vreg defined aș expression and later is assigned to local variable:</text:span></text:p>
        <text:p text:style-name="Heading_20_2"><text:span text:style-name="T9">vreg1 = &lt;expression&gt;</text:span></text:p>
        <text:p text:style-name="Heading_20_2"><text:span text:style-name="T9">var2 = vreg1</text:span></text:p>
        <text:p text:style-name="Heading_20_2"><text:span text:style-name="T9">----------</text:span></text:p>
        <text:p text:style-name="Heading_20_2"><text:span text:style-name="T9">var2 = &lt;expression&gt;</text:span></text:p>
        <text:p text:style-name="Heading_20_2"><text:span text:style-name="T9">(so we can delete the vreg1 = ..., because vregs represent stack operations and they are used just once all over the code)</text:span></text:p>
        <text:p text:style-name="Heading_20_2"><text:span text:style-name="T9">* var = constant1 (operator) constant2</text:span></text:p>
        <text:p text:style-name="Heading_20_2"><text:soft-page-break/><text:span text:style-name="T9">------ </text:span></text:p>
        <text:p text:style-name="Heading_20_2"><text:span text:style-name="T9">var = result of the constant1 (operator) constant2</text:span></text:p>
        <text:p text:style-name="Heading_20_2"><text:span text:style-name="T9">-----</text:span></text:p>
        <text:p text:style-name="Heading_20_2"><text:span text:style-name="T9">* propagation of constants în conditionals</text:span></text:p>
        <text:p text:style-name="Heading_20_2"><text:bookmark text:name="__DdeLink__803_393585862"/><text:span text:style-name="T9">var1 = constant</text:span></text:p>
        <text:p text:style-name="Heading_20_2"><text:span text:style-name="T9">if(var1) goto addr</text:span></text:p>
        <text:p text:style-name="Heading_20_2"><text:span text:style-name="T9">-----</text:span></text:p>
        <text:p text:style-name="Heading_20_2"><text:span text:style-name="T9">becomes:</text:span></text:p>
        <text:p text:style-name="Heading_20_2"><text:span text:style-name="T9">var1 = constant</text:span></text:p>
        <text:p text:style-name="Heading_20_2"><text:span text:style-name="T9">if(constant) goto addr</text:span></text:p>
        <text:p text:style-name="Heading_20_2"><text:span text:style-name="T9">* evaluate conditional with constant</text:span></text:p>
        <text:p text:style-name="Heading_20_2"><text:span text:style-name="T9">if(true) goto addr =&gt; goto addr</text:span></text:p>
        <text:p text:style-name="Heading_20_2"><text:span text:style-name="T9">if(false) goto addr =&gt; (empty)</text:span></text:p>
        <text:p text:style-name="Heading_20_2"><text:span text:style-name="T9">* usages-definitions optimizations:</text:span></text:p>
        <text:p text:style-name="Heading_20_2"><text:span text:style-name="T9">any variable that is declared once, and written once, can be propagated if:</text:span></text:p>
        <text:p text:style-name="Heading_20_2"><text:span text:style-name="T9">- it is assigned with just with a constant</text:span></text:p>
        <text:p text:style-name="Heading_20_2"><text:span text:style-name="T9">- it is vreg</text:span></text:p>
        <text:p text:style-name="Heading_20_2"><text:span text:style-name="T9">* variables that are assigned but not used can be deleted and the entire expression</text:span></text:p>
        <text:p text:style-name="Heading_20_2"><text:span text:style-name="T9">* labels that are declared but not refenced by any goto jump, can be safely deleted)</text:span></text:p>
        <text:p text:style-name="Heading_20_2"><text:span text:style-name="T9">* labels that are consecutive, they can be merged</text:span></text:p>
        <text:p text:style-name="Heading_20_2"><text:span text:style-name="T9">* goto to a label that is the next instruction can be removed</text:span></text:p>
        <text:p text:style-name="Heading_20_2"><text:span text:style-name="T9">* vregs/local variables that are never read or written, can be removed from the declaration block</text:span></text:p>
        <text:p text:style-name="P46"/>
        <text:p text:style-name="Heading_20_2"/>
        <text:p text:style-name="P51">Some interprocedural optimizations</text:p>
        <text:p text:style-name="Heading_20_2">Purity annotation and evaluation</text:p>
        <text:p text:style-name="Text_20_body"><text:span text:style-name="T3">Pure functions are functions which respect the following properties:</text:span></text:p>
        <text:p text:style-name="Text_20_body"><text:span text:style-name="T3">- they are functions that they depend on the parameter's input to give the result (so are non-void functions)</text:span></text:p>
        <text:p text:style-name="Text_20_body"><text:span text:style-name="T3">- they don't have any visible side effects</text:span></text:p>
        <text:p text:style-name="Text_20_body"><text:span text:style-name="T3">- they give the same answer for the same set of constants</text:span></text:p>
        <text:p text:style-name="Text_20_body"><text:span text:style-name="T3">Some mathematical functions does offer purity, and most functions from the class System.Math in the .Net framework guarantees purity.</text:span></text:p>
        <text:p text:style-name="Text_20_body"><text:span text:style-name="T3">Code Refractor's OpenRuntime implementation of Math's class does annotate all math functions as [Pure] and based on this, it can guarantee that all simple functions which:</text:span></text:p>
        <text:p text:style-name="Text_20_body"><text:span text:style-name="T3">- do not call unknown functions (by the CR's evaluation)</text:span></text:p>
        <text:p text:style-name="Text_20_body"><text:span text:style-name="T3">- does not change/read static or not static fields</text:span></text:p>
        <text:p text:style-name="Text_20_body"><text:span text:style-name="T3">- does just simple math and assignments and/or jumps</text:span></text:p>
        <text:p text:style-name="Text_20_body"><text:span text:style-name="T3">are pure.</text:span></text:p>
        <text:p text:style-name="Text_20_body"><text:span text:style-name="T3">Based on this purity evaluation, any function that is pure, if is called with constants, the CR compiler will replace the call of the function with the .Net's evaluation of the entire function, avoiding the function call all-together.</text:span></text:p>
        <text:p text:style-name="P28"/>
        <text:p text:style-name="Heading_20_2">Inlining</text:p>
        <text:p text:style-name="Text_20_body"><text:span text:style-name="T3">Inlining is almost always advantageous to be called, because it guarantees that the body of the function that is inlined can benefit from other optimizations, local for the host function in which the child function is inlined.</text:span></text:p>
        <text:p text:style-name="Text_20_body"><text:span text:style-name="T3">Anyway, inlining sometimes doesn't work (like in case of a recursive call), and sometimes it gives code-bloat, which the advantage of inlining (as performance), may get eventually a slower code because the code of the function combined with all inlined children would not fit in the CPU's cache.</text:span></text:p>
        <text:p text:style-name="Text_20_body"><text:span text:style-name="T3">So CR detects some cases when a function can be inlined and will always give a smaller overhead than calling the method and it knows it can do it safely:</text:span></text:p>
        <text:p text:style-name="Text_20_body"><text:span text:style-name="T3">- empty functions</text:span></text:p>
        <text:p text:style-name="Text_20_body"><text:span text:style-name="T3">- getter functions</text:span></text:p>
        <text:p text:style-name="Text_20_body"><text:span text:style-name="T3">-setter functions</text:span></text:p>
        <text:p text:style-name="Text_20_body"><text:span text:style-name="T3">If a function does these operations (like in case of simple properties), CR will inline them.</text:span></text:p>
        <text:p text:style-name="P28"/>
        <text:p text:style-name="P46"/>
        <text:p text:style-name="P46"/>
        <text:p text:style-name="Heading_20_2"><text:soft-page-break/>Class Hierarchy Analysis</text:p>
        <text:p text:style-name="P30">Class Hierarchy Analysis (CHA) is based on a fairly simple premise: if the types are tracked, sometimes virtual calls, which have an overhead in calling, can be determined as a not virtual call.<text:span text:style-name="T34"> This is important because the first designs of CR do not implement virtual calls at all, and when a virtual call is made, the code generator will call the best match that matches closes the virtual call as a direct call.</text:span></text:p>
        <text:p text:style-name="P30"/>
        <text:p text:style-name="P31">So for the code:</text:p>
        <text:p text:style-name="P31">var figure = new Circle(); //derived from figure</text:p>
        <text:p text:style-name="P31">var area = figure.Area();</text:p>
        <text:p text:style-name="P36">And <text:span text:style-name="T4">even if the C# compiler will generate:</text:span></text:p>
        <text:p text:style-name="P36"><text:span text:style-name="T4"><text:s/>virtual call var area = Figure.Area(figure);</text:span></text:p>
        <text:p text:style-name="P37"><text:span text:style-name="T4">i</text:span><text:span text:style-name="T3">f CR will propagate types from top and when will see Figure.Area, as a virtual call, will execute the Circle.Area(...) which will be correct and fast in the very same time.</text:span></text:p>
        <text:p text:style-name="P37"><text:span text:style-name="T3"/></text:p>
        <text:p text:style-name="Heading_20_2"><text:s/></text:p>
        <text:p text:style-name="P47"/>
        <text:p text:style-name="P41"><text:span text:style-name="T7">References</text:span></text:p>
        <text:list xml:id="list2703073226729635266" text:style-name="WWNum1">
          <text:list-item>
            <text:p text:style-name="P35"><text:span text:style-name="T7">CIL infrastructure, ECMA standard - </text:span><text:a xlink:type="simple" xlink:href="http://www.ecma-international.org/publications/standards/Ecma-335.htm"><text:span text:style-name="Internet_20_link"><text:span text:style-name="T7">http://www.ecma-international.org/publications/standards/Ecma-335.htm</text:span></text:span></text:a></text:p>
          </text:list-item>
          <text:list-item>
            <text:p text:style-name="P35"><text:span text:style-name="T7">Alex Aiken’s page: </text:span><text:a xlink:type="simple" xlink:href="http://theory.stanford.edu/~aiken/"><text:span text:style-name="Internet_20_link"><text:span text:style-name="T7">http://theory.stanford.edu/~aiken/</text:span></text:span></text:a></text:p>
          </text:list-item>
          <text:list-item>
            <text:p text:style-name="P35"><text:span text:style-name="T7">Alex Aiken’s Compiler Course on Coursera (2012): </text:span><text:a xlink:type="simple" xlink:href="https://class.coursera.org/compilers-2012-002"><text:span text:style-name="Internet_20_link"><text:span text:style-name="T7">https://class.coursera.org/compilers-2012-002</text:span></text:span></text:a><text:span text:style-name="T7"> </text:span></text:p>
          </text:list-item>
          <text:list-item>
            <text:p text:style-name="P35"><text:span text:style-name="T7">Paper: </text:span><text:span text:style-name="T8">Virtual Machine Showdown: Stack Versus Registers</text:span><text:span text:style-name="T7"> (Yunhe Shi, David Gregg, Andrew Beatty): </text:span><text:span text:style-name="T10">We found that a register architecture requires an average of 47% fewer executed VM instructions, and that the resulting register code is 25% larger than the correpsonding stack code. The increased cost of fetching more VM code due to larger code size involves only 1.07% extra real machine loads per VM instruction eliminated. On a Pentium 4 machine, the register machine required 32.3% less time to execute standard benchmarks if dispatch is performed using a C switch statement. Even if more efficient threaded dispatch is available (which requires labels as first class values), the reduction in running time is still around 26.5% for the register architecture.</text:span></text:p>
          </text:list-item>
          <text:list-item>
            <text:p text:style-name="P35"><text:span text:style-name="T7">Paul Biggar – „Compiling and Optimizing Scripting Languages” - </text:span><text:a xlink:type="simple" xlink:href="http://youtube.com/watch?v=kKySEUrP7LA"><text:span text:style-name="Internet_20_link"><text:span text:style-name="T7">http://youtube.com/watch?v=kKySEUrP7LA</text:span></text:span></text:a><text:span text:style-name="T7"> </text:span></text:p>
          </text:list-item>
        </text:list>
        <text:p text:style-name="P44"><text:span text:style-name="T7">Slides: </text:span><text:a xlink:type="simple" xlink:href="http://www.slideshare.net/LittleBIGRuby/compiling-and-optimizing-scripting-languages"><text:span text:style-name="Internet_20_link"><text:span text:style-name="T7">http://www.slideshare.net/LittleBIGRuby/compiling-and-optimizing-scripting-languages</text:span></text:span></text:a><text:span text:style-name="T7"> </text:span></text:p>
        <text:list xml:id="list211706300136214" text:continue-numbering="true" text:style-name="WWNum1">
          <text:list-item>
            <text:p text:style-name="P35"><text:span text:style-name="T7">Wikipedia’s listing of JVM bytecodes: </text:span><text:a xlink:type="simple" xlink:href="http://en.wikipedia.org/wiki/Java_bytecode_instruction_listings"><text:span text:style-name="Internet_20_link"><text:span text:style-name="T7">http://en.wikipedia.org/wiki/Java_bytecode_instruction_listings</text:span></text:span></text:a><text:span text:style-name="T7"> </text:span></text:p>
          </text:list-item>
          <text:list-item>
            <text:p text:style-name="P35"><text:span text:style-name="T7">Eric Brumer – Native Code Performance and Memory: The Elephant in the CPU </text:span><text:a xlink:type="simple" xlink:href="http://channel9.msdn.com/Events/Build/2013/4-329"><text:span text:style-name="Internet_20_link"><text:span text:style-name="T7">http://channel9.msdn.com/Events/Build/2013/4-329</text:span></text:span></text:a><text:span text:style-name="T7"> </text:span></text:p>
          </text:list-item>
        </text:list>
        <text:p text:style-name="Standard"/>
        <text:p text:style-name="P60"/>
        <text:p text:style-name="P60"/>
        <text:p text:style-name="Standard"/>
        <text:p text:style-name="P25"/>
        <text:p text:style-name="P25"/>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fo:hyphenation-ladder-count="no-limit" style:writing-mode="lr-tb"/>
      <style:text-properties fo:color="#00000a" style:font-name="Calibri" fo:font-size="11pt" fo:language="ru" fo:country="RU" style:font-name-asian="SimSun" style:font-size-asian="11pt" style:language-asian="ru" style:country-asian="RU"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 style:class="text">
      <style:paragraph-properties fo:margin-top="0.3335in" fo:margin-bottom="0in" style:contextual-spacing="true"/>
      <style:text-properties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default-outline-level="" style:class="text">
      <style:paragraph-properties fo:margin-top="0.139in" fo:margin-bottom="0in" style:contextual-spacing="false"/>
      <style:text-properties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default-outline-level="" style:class="text">
      <style:paragraph-properties fo:margin-top="0.139in" fo:margin-bottom="0in" style:contextual-spacing="false" fo:line-height="110%"/>
      <style:text-properties style:font-name="Cambria" fo:font-weight="bold" style:font-weight-asian="bold" style:font-name-complex="F" style:font-weight-complex="bold"/>
    </style:style>
    <style:style style:name="Heading_20_4" style:display-name="Heading 4" style:family="paragraph" style:parent-style-name="Standard" style:default-outline-level="" style:class="text">
      <style:paragraph-properties fo:margin-top="0.139in" fo:margin-bottom="0in" style:contextual-spacing="false"/>
      <style:text-properties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default-outline-level="" style:class="text">
      <style:paragraph-properties fo:margin-top="0.139in" fo:margin-bottom="0in" style:contextual-spacing="false"/>
      <style:text-properties fo:color="#7f7f7f" style:font-name="Cambria" fo:font-weight="bold" style:font-weight-asian="bold" style:font-name-complex="F" style:font-weight-complex="bold"/>
    </style:style>
    <style:style style:name="Heading_20_6" style:display-name="Heading 6" style:family="paragraph" style:parent-style-name="Standard" style:default-outline-level="" style:class="text">
      <style:paragraph-properties fo:margin-top="0in" fo:margin-bottom="0in" style:contextual-spacing="false" fo:line-height="110%"/>
      <style:text-properties fo:color="#7f7f7f" style:font-name="Cambria" fo:font-style="italic" fo:font-weight="bold" style:font-style-asian="italic" style:font-weight-asian="bold" style:font-name-complex="F" style:font-style-complex="italic" style:font-weight-complex="bold"/>
    </style:style>
    <style:style style:name="Heading_20_7" style:display-name="Heading 7" style:family="paragraph" style:parent-style-name="Standard" style:default-outline-level="" style:class="text">
      <style:paragraph-properties fo:margin-top="0in" fo:margin-bottom="0in" style:contextual-spacing="false"/>
      <style:text-properties style:font-name="Cambria" fo:font-style="italic" style:font-style-asian="italic" style:font-name-complex="F" style:font-style-complex="italic"/>
    </style:style>
    <style:style style:name="Heading_20_8" style:display-name="Heading 8" style:family="paragraph" style:parent-style-name="Standard" style:default-outline-level="" style:class="text">
      <style:paragraph-properties fo:margin-top="0in" fo:margin-bottom="0in" style:contextual-spacing="false"/>
      <style:text-properties style:font-name="Cambria" fo:font-size="10pt" style:font-size-asian="10pt" style:font-name-complex="F" style:font-size-complex="10pt"/>
    </style:style>
    <style:style style:name="Heading_20_9" style:display-name="Heading 9" style:family="paragraph" style:parent-style-name="Standard" style:default-outline-level="" style:class="text">
      <style:paragraph-properties fo:margin-top="0in" fo:margin-bottom="0in" style:contextual-spacing="false"/>
      <style:text-properties style:font-name="Cambria" fo:font-size="10pt" fo:letter-spacing="0.0035in" fo:font-style="italic" style:font-size-asian="10pt" style:font-style-asian="italic" style:font-name-complex="F" style:font-size-complex="10pt" style:font-style-complex="italic"/>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Standard" style:default-outline-level="" style:class="chapter">
      <style:paragraph-properties fo:margin-top="0in" fo:margin-bottom="0.139in" style:contextual-spacing="true" style:line-height-at-least="0.0693in" fo:text-align="start" style:justify-single-word="false" fo:padding="0in" fo:border-left="none" fo:border-right="none" fo:border-top="none" fo:border-bottom="0.51pt solid #00000a"/>
      <style:text-properties style:font-name="Cambria" fo:font-size="26pt" fo:letter-spacing="0.0035in" style:font-size-asian="26pt" style:font-name-complex="F" style:font-size-complex="26pt"/>
    </style:style>
    <style:style style:name="Subtitle" style:family="paragraph" style:parent-style-name="Standard" style:default-outline-level="" style:class="chapter">
      <style:paragraph-properties fo:margin-top="0in" fo:margin-bottom="0.4165in" style:contextual-spacing="false" fo:text-align="start" style:justify-single-word="false"/>
      <style:text-properties style:font-name="Cambria" fo:font-size="12pt" fo:letter-spacing="0.0091in" fo:font-style="italic" style:font-size-asian="12pt" style:font-style-asian="italic" style:font-name-complex="F" style:font-size-complex="12pt"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Standard" style:default-outline-level="" style:class="index">
      <style:paragraph-properties fo:margin-top="0in" fo:margin-bottom="0.0693in" style:contextual-spacing="false">
        <style:tab-stops>
          <style:tab-stop style:position="6.9252in" style:type="right" style:leader-style="dotted" style:leader-text="."/>
        </style:tab-stops>
      </style:paragraph-properties>
      <style:text-properties style:font-size-complex="10.5pt"/>
    </style:style>
    <style:style style:name="Contents_20_2" style:display-name="Contents 2" style:family="paragraph" style:parent-style-name="Standard" style:default-outline-level="" style:class="index">
      <style:paragraph-properties fo:margin-left="0.1665in" fo:margin-right="0in" fo:margin-top="0in" fo:margin-bottom="0.0693in" style:contextual-spacing="false" fo:text-indent="0in" style:auto-text-indent="false">
        <style:tab-stops>
          <style:tab-stop style:position="6.7283in" style:type="right" style:leader-style="dotted" style:leader-text="."/>
        </style:tab-stops>
      </style:paragraph-properties>
      <style:text-properties style:font-size-complex="10.5pt"/>
    </style:style>
    <style:style style:name="Contents_20_3" style:display-name="Contents 3" style:family="paragraph" style:parent-style-name="Standard" style:default-outline-level="" style:class="index">
      <style:paragraph-properties fo:margin-left="0.3335in" fo:margin-right="0in" fo:margin-top="0in" fo:margin-bottom="0.0693in" style:contextual-spacing="false" fo:text-indent="0in" style:auto-text-indent="false">
        <style:tab-stops>
          <style:tab-stop style:position="6.5319in" style:type="right" style:leader-style="dotted" style:leader-text="."/>
        </style:tab-stops>
      </style:paragraph-properties>
      <style:text-properties style:font-size-complex="10.5pt"/>
    </style:style>
    <style:style style:name="footnote_20_text" style:display-name="footnote text" style:family="paragraph" style:parent-style-name="Standard" style:default-outline-level="">
      <style:paragraph-properties fo:margin-top="0in" fo:margin-bottom="0in" style:contextual-spacing="false" style:line-height-at-least="0.0693in"/>
      <style:text-properties fo:font-size="10pt" style:font-size-asian="10pt" style:font-size-complex="9pt"/>
    </style:style>
    <style:style style:name="endnote_20_text" style:display-name="endnote text" style:family="paragraph" style:parent-style-name="Standard" style:default-outline-level="">
      <style:paragraph-properties fo:margin-top="0in" fo:margin-bottom="0in" style:contextual-spacing="false" style:line-height-at-least="0.0693in"/>
      <style:text-properties fo:font-size="10pt" style:font-size-asian="10pt" style:font-size-complex="9pt"/>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size="8pt" style:font-size-asian="8pt" style:font-size-complex="7pt"/>
    </style:style>
    <style:style style:name="No_20_Spacing" style:display-name="No Spacing" style:family="paragraph" style:parent-style-name="Standard" style:default-outline-level="">
      <style:paragraph-properties fo:margin-top="0in" fo:margin-bottom="0in" style:contextual-spacing="false" style:line-height-at-least="0.0693in"/>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Quote" style:family="paragraph" style:parent-style-name="Standard" style:default-outline-level="">
      <style:paragraph-properties fo:margin-left="0.25in" fo:margin-right="0.25in" fo:margin-top="0.139in" fo:margin-bottom="0in" style: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0.7in" fo:margin-right="0.8in" fo:margin-top="0.139in" fo:margin-bottom="0.1945in" style:contextual-spacing="false" fo:text-align="justify" style:justify-single-word="false" fo:text-indent="0in" style:auto-text-indent="false" fo:padding="0in" fo:border-left="none" fo:border-right="none" fo:border-top="none" fo:border-bottom="0.51pt solid #00000a"/>
      <style:text-properties fo:font-style="italic" fo:font-weight="bold" style:font-style-asian="italic" style:font-weight-asian="bold" style:font-style-complex="italic" style:font-weight-complex="bold"/>
    </style:style>
    <style:style style:name="Footnote" style:family="paragraph" style:parent-style-name="Standard" style:default-outline-level=""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text-properties style:font-name="Times New Roman" fo:font-size="10pt" fo:language="en" fo:country="US" style:font-name-asian="SimSun" style:font-size-asian="10pt" style:language-asian="zh" style:country-asian="CN" style:font-name-complex="Mangal" style:font-size-complex="9pt" style:language-complex="hi" style:country-complex="IN"/>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style:font-name="Times New Roman" fo:font-size="10pt" fo:language="en" fo:country="US" style:font-name-asian="SimSun" style:font-size-asian="10pt" style:language-asian="zh" style:country-asian="CN" style:font-name-complex="Mangal" style:font-size-complex="9pt" style:language-complex="hi" style:country-complex="IN"/>
    </style:style>
    <style:style style:name="endnote_20_reference" style:display-name="end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size="8pt" fo:language="en" fo:country="US" style:font-name-asian="SimSun" style:font-size-asian="8pt" style:language-asian="zh" style:country-asian="CN" style:font-name-complex="Mangal" style:font-size-complex="7pt" style:language-complex="hi" style:country-complex="IN"/>
    </style:style>
    <style:style style:name="Heading_20_1_20_Char" style:display-name="Heading 1 Char" style:family="text" style:parent-style-name="Default_20_Paragraph_20_Font">
      <style:text-properties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style:font-name="Cambria"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style:font-name="Cambria" fo:font-weight="bold" style:font-weight-asian="bold" style:font-name-complex="F" style:font-weight-complex="bold"/>
    </style:style>
    <style:style style:name="Heading_20_4_20_Char" style:display-name="Heading 4 Char" style:family="text" style:parent-style-name="Default_20_Paragraph_20_Font">
      <style:text-properties style:font-name="Cambria"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7f7f7f" style:font-name="Cambria" fo:font-weight="bold" style:font-weight-asian="bold" style:font-name-complex="F" style:font-weight-complex="bold"/>
    </style:style>
    <style:style style:name="Heading_20_6_20_Char" style:display-name="Heading 6 Char" style:family="text" style:parent-style-name="Default_20_Paragraph_20_Font">
      <style:text-properties fo:color="#7f7f7f" style:font-name="Cambria" fo:font-style="italic" fo:font-weight="bold" style:font-style-asian="italic" style:font-weight-asian="bold" style:font-name-complex="F" style:font-style-complex="italic" style:font-weight-complex="bold"/>
    </style:style>
    <style:style style:name="Heading_20_7_20_Char" style:display-name="Heading 7 Char" style:family="text" style:parent-style-name="Default_20_Paragraph_20_Font">
      <style:text-properties style:font-name="Cambria" fo:font-style="italic" style:font-style-asian="italic" style:font-name-complex="F" style:font-style-complex="italic"/>
    </style:style>
    <style:style style:name="Heading_20_8_20_Char" style:display-name="Heading 8 Char" style:family="text" style:parent-style-name="Default_20_Paragraph_20_Font">
      <style:text-properties style:font-name="Cambria" fo:font-size="10pt" style:font-size-asian="10pt" style:font-name-complex="F" style:font-size-complex="10pt"/>
    </style:style>
    <style:style style:name="Heading_20_9_20_Char" style:display-name="Heading 9 Char" style:family="text" style:parent-style-name="Default_20_Paragraph_20_Font">
      <style:text-properties style:font-name="Cambria" fo:font-size="10pt" fo:letter-spacing="0.0035in" fo:font-style="italic" style:font-size-asian="10pt" style:font-style-asian="italic" style:font-name-complex="F" style:font-size-complex="10pt" style:font-style-complex="italic"/>
    </style:style>
    <style:style style:name="Title_20_Char" style:display-name="Title Char" style:family="text" style:parent-style-name="Default_20_Paragraph_20_Font">
      <style:text-properties style:font-name="Cambria" fo:font-size="26pt" fo:letter-spacing="0.0035in" style:font-size-asian="26pt" style:font-name-complex="F" style:font-size-complex="26pt"/>
    </style:style>
    <style:style style:name="Subtitle_20_Char" style:display-name="Subtitle Char" style:family="text" style:parent-style-name="Default_20_Paragraph_20_Font">
      <style:text-properties style:font-name="Cambria" fo:font-size="12pt" fo:letter-spacing="0.0091in" fo:font-style="italic" style:font-size-asian="12pt" style:font-style-asian="italic" style:font-name-complex="F"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fo:background-color="#ffffff"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665in" fo:margin-left="1.166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5" style:layout-grid-base-height="0.222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54" style:layout-grid-base-height="0.1807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25in" fo:margin-right="1.25in" style:writing-mode="lr-tb" style:layout-grid-color="#c0c0c0" style:layout-grid-lines="49" style:layout-grid-base-height="0.194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1"/>
    <style:master-page style:name="Converted5" style:page-layout-name="Mpm5"/>
    <style:master-page style:name="Converted6" style:page-layout-name="Mpm2"/>
    <style:master-page style:name="Converted7" style:page-layout-name="Mpm4"/>
    <style:master-page style:name="Converted8" style:page-layout-name="Mpm1"/>
    <style:master-page style:name="Converted9" style:page-layout-name="Mpm5"/>
    <style:master-page style:name="Converted10" style:page-layout-name="Mpm2"/>
    <style:master-page style:name="Converted11" style:page-layout-name="Mpm4"/>
    <style:master-page style:name="Converted12" style:page-layout-name="Mpm1"/>
    <style:master-page style:name="Converted13" style:page-layout-name="Mpm5"/>
    <style:master-page style:name="Converted14" style:page-layout-name="Mpm2"/>
    <style:master-page style:name="Converted15" style:page-layout-name="Mpm4"/>
    <style:master-page style:name="Converted16" style:page-layout-name="Mpm1"/>
    <style:master-page style:name="Converted17" style:page-layout-name="Mpm5"/>
    <style:master-page style:name="Converted18" style:page-layout-name="Mpm2"/>
    <style:master-page style:name="Converted19" style:page-layout-name="Mpm4"/>
    <style:master-page style:name="Converted20" style:page-layout-name="Mpm1"/>
    <style:master-page style:name="Converted21" style:page-layout-name="Mpm5"/>
    <style:master-page style:name="Converted22" style:page-layout-name="Mpm2"/>
    <style:master-page style:name="Converted2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6T19:40:00</meta:creation-date>
    <meta:initial-creator>Ciprian Khlud</meta:initial-creator>
    <dc:date>2013-09-05T21:17:05.999000000</dc:date>
    <meta:editing-cycles>12</meta:editing-cycles>
    <meta:editing-duration>PT3H24M19S</meta:editing-duration>
    <meta:generator>LibreOffice/4.1.0.4$Windows_x86 LibreOffice_project/89ea49ddacd9aa532507cbf852f2bb22b1ace28</meta:generator>
    <meta:document-statistic meta:table-count="0" meta:image-count="0" meta:object-count="0" meta:page-count="29" meta:paragraph-count="395" meta:word-count="4675" meta:character-count="29996" meta:non-whitespace-character-count="24797"/>
    <meta:template xlink:type="simple" xlink:actuate="onRequest" xlink:title="Normal" xlink:href=""/>
  </office:meta>
</office:document-meta>
</file>